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20000008FEF4C43C111ED5211.png" manifest:media-type="image/png"/>
  <manifest:file-entry manifest:full-path="Pictures/100000010000010F000000E7EB5A87D1832E4CC7.png" manifest:media-type="image/png"/>
  <manifest:file-entry manifest:full-path="Pictures/1000000100000080000000802F260AA07D3ACAE1.png" manifest:media-type="image/png"/>
  <manifest:file-entry manifest:full-path="Pictures/10000001000000FB00000024892A6F384ACF9504.png" manifest:media-type="image/png"/>
  <manifest:file-entry manifest:full-path="Pictures/100000010000009C000000665DDAB19192AD207B.png" manifest:media-type="image/png"/>
  <manifest:file-entry manifest:full-path="Pictures/10000001000000FC00000052998F8EC4DFEF2D87.png" manifest:media-type="image/png"/>
  <manifest:file-entry manifest:full-path="Pictures/10000001000001620000006BC4DC8B136B07191D.png" manifest:media-type="image/png"/>
  <manifest:file-entry manifest:full-path="Pictures/10000001000000F5000000CCA7CEF06B38B6BBED.png" manifest:media-type="image/png"/>
  <manifest:file-entry manifest:full-path="Pictures/10000001000000F900000052B07877D8AEDCBCDB.png" manifest:media-type="image/png"/>
  <manifest:file-entry manifest:full-path="Pictures/10000001000000FC0000009A2B0B5BB73637EA7E.png" manifest:media-type="image/png"/>
  <manifest:file-entry manifest:full-path="Pictures/10000001000000FC0000007CB75818FF6E0A7C99.png" manifest:media-type="image/png"/>
  <manifest:file-entry manifest:full-path="Pictures/10000000000000F3000001210D78DE9E4A68DC1E.png" manifest:media-type="image/png"/>
  <manifest:file-entry manifest:full-path="Pictures/10000001000000F2000000D454E81853EDA34F21.png" manifest:media-type="image/png"/>
  <manifest:file-entry manifest:full-path="Pictures/10000001000000FA000000C839753695CE98D4B3.png" manifest:media-type="image/png"/>
  <manifest:file-entry manifest:full-path="Pictures/10000001000000FC000000CD74A5A65DB05A27AD.png" manifest:media-type="image/png"/>
  <manifest:file-entry manifest:full-path="Pictures/10000001000000810000006624FEACD63B0EB951.png" manifest:media-type="image/png"/>
  <manifest:file-entry manifest:full-path="Pictures/10000001000001110000005EDC1163A73A6B5F72.png" manifest:media-type="image/png"/>
  <manifest:file-entry manifest:full-path="Pictures/10000001000000F90000001FB69ABECBD89C29C5.png" manifest:media-type="image/png"/>
  <manifest:file-entry manifest:full-path="Pictures/10000001000000B50000007D56940614A01A06D9.png" manifest:media-type="image/png"/>
  <manifest:file-entry manifest:full-path="Pictures/100000010000008D000000512B600F443C3F79DB.png" manifest:media-type="image/png"/>
  <manifest:file-entry manifest:full-path="Pictures/10000001000000F900000095A144321F3D52CBC1.png" manifest:media-type="image/png"/>
  <manifest:file-entry manifest:full-path="Pictures/10000001000000FB000000579128D88F22B98C04.png" manifest:media-type="image/png"/>
  <manifest:file-entry manifest:full-path="Pictures/10000001000000FD0000005761AF855E89BE10C5.png" manifest:media-type="image/png"/>
  <manifest:file-entry manifest:full-path="Pictures/1000000100000106000000462283B36F268EB22D.png" manifest:media-type="image/png"/>
  <manifest:file-entry manifest:full-path="Pictures/10000001000000FA000000344669496EAA3FA847.png" manifest:media-type="image/png"/>
  <manifest:file-entry manifest:full-path="Pictures/10000001000000FA000000396F96097CA69B905A.png" manifest:media-type="image/png"/>
  <manifest:file-entry manifest:full-path="Pictures/1000000100000107000000400EA91BA46AF457D4.png" manifest:media-type="image/png"/>
  <manifest:file-entry manifest:full-path="Pictures/10000001000000F9000000F919C5CA52A6C10A7D.png" manifest:media-type="image/png"/>
  <manifest:file-entry manifest:full-path="Pictures/100000010000011C000000A3EE5F7A0933B8D2DE.png" manifest:media-type="image/png"/>
  <manifest:file-entry manifest:full-path="Pictures/100000010000013D000000E13E2655FF8B9BA34E.png" manifest:media-type="image/png"/>
  <manifest:file-entry manifest:full-path="Pictures/100000010000008100000066C4B9E99E7EB0E0AC.png" manifest:media-type="image/png"/>
  <manifest:file-entry manifest:full-path="Pictures/10000001000000F90000008A1BA0A5932BB942D3.png" manifest:media-type="image/png"/>
  <manifest:file-entry manifest:full-path="Pictures/10000001000000FD00000147FBAC0610CFA75E65.png" manifest:media-type="image/png"/>
  <manifest:file-entry manifest:full-path="Pictures/10000001000000FC000000910081D7E01BAE7D30.png" manifest:media-type="image/png"/>
  <manifest:file-entry manifest:full-path="Pictures/100000010000008E00000051BA01B443AF009E57.png" manifest:media-type="image/png"/>
  <manifest:file-entry manifest:full-path="Pictures/10000001000000F9000000999306545A8A0985FF.png" manifest:media-type="image/png"/>
  <manifest:file-entry manifest:full-path="Pictures/10000001000000FA00000026C5A693E1D62BF77C.png" manifest:media-type="image/png"/>
  <manifest:file-entry manifest:full-path="Pictures/10000001000000FE000000576944714F5339FF14.png" manifest:media-type="image/png"/>
  <manifest:file-entry manifest:full-path="Pictures/10000001000000F800000031703B2EC2DD361E3B.png" manifest:media-type="image/png"/>
  <manifest:file-entry manifest:full-path="Pictures/10000001000000FC0000007657F56B0EACF747C1.png" manifest:media-type="image/png"/>
  <manifest:file-entry manifest:full-path="Pictures/10000001000000860000007E1748332C726DD10D.png" manifest:media-type="image/png"/>
  <manifest:file-entry manifest:full-path="Pictures/10000001000000F900000030DD11646F9BF37002.png" manifest:media-type="image/png"/>
  <manifest:file-entry manifest:full-path="Pictures/10000001000000FB000000AADC9180FA22EB7683.png" manifest:media-type="image/png"/>
  <manifest:file-entry manifest:full-path="Pictures/10000001000000FB000000F98418307A822428B1.png" manifest:media-type="image/png"/>
  <manifest:file-entry manifest:full-path="Pictures/100000010000008D00000066C9A2CBFF2B453D3E.png" manifest:media-type="image/png"/>
  <manifest:file-entry manifest:full-path="Pictures/100000010000008D0000007F8CDC6F389E9C2C34.png" manifest:media-type="image/png"/>
  <manifest:file-entry manifest:full-path="Pictures/10000001000000FB0000006CE5D421054953C7D9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7.4806in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0.4326in" style:rel-column-width="623*"/>
    </style:style>
    <style:style style:name="Tabelle3.B" style:family="table-column">
      <style:table-column-properties style:column-width="7.0479in" style:rel-column-width="10149*"/>
    </style:style>
    <style:style style:name="Tabelle3.1" style:family="table-row">
      <style:table-row-properties style:min-row-height="0.3125in" fo:background-color="transparent">
        <style:background-image/>
      </style:table-row-properties>
    </style:style>
    <style:style style:name="Tabelle3.A1" style:family="table-cell">
      <style:table-cell-properties fo:background-color="#ffffff" fo:padding="0.0396in" fo:border="none">
        <style:background-image/>
      </style:table-cell-properties>
    </style:style>
    <style:style style:name="Tabelle3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7" style:family="table">
      <style:table-properties style:width="7.4806in" fo:break-before="auto" fo:break-after="auto" table:align="margins"/>
    </style:style>
    <style:style style:name="Tabelle7.A" style:family="table-column">
      <style:table-column-properties style:column-width="7.4806in" style:rel-column-width="65535*"/>
    </style:style>
    <style:style style:name="Tabelle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9" style:family="table">
      <style:table-properties style:width="7.4806in" fo:break-before="auto" fo:break-after="auto" table:align="margins"/>
    </style:style>
    <style:style style:name="Tabelle9.A" style:family="table-column">
      <style:table-column-properties style:column-width="7.4806in" style:rel-column-width="65535*"/>
    </style:style>
    <style:style style:name="Tabelle9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0" style:family="table">
      <style:table-properties style:width="7.4806in" fo:break-before="auto" fo:break-after="auto" table:align="margins"/>
    </style:style>
    <style:style style:name="Tabelle10.A" style:family="table-column">
      <style:table-column-properties style:column-width="7.4806in" style:rel-column-width="65535*"/>
    </style:style>
    <style:style style:name="Tabelle1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2" style:family="table">
      <style:table-properties style:width="7.4806in" fo:break-before="auto" fo:break-after="auto" table:align="margins"/>
    </style:style>
    <style:style style:name="Tabelle12.A" style:family="table-column">
      <style:table-column-properties style:column-width="7.4806in" style:rel-column-width="65535*"/>
    </style:style>
    <style:style style:name="Tabelle1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1" style:family="table">
      <style:table-properties style:width="7.4806in" fo:break-before="auto" fo:break-after="auto" table:align="margins"/>
    </style:style>
    <style:style style:name="Tabelle11.A" style:family="table-column">
      <style:table-column-properties style:column-width="7.4806in" style:rel-column-width="65535*"/>
    </style:style>
    <style:style style:name="Tabelle1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Text_20_body">
      <style:text-properties officeooo:rsid="03796cb1" officeooo:paragraph-rsid="03796cb1"/>
    </style:style>
    <style:style style:name="P7" style:family="paragraph" style:parent-style-name="Standard">
      <style:text-properties officeooo:paragraph-rsid="037b6b10"/>
    </style:style>
    <style:style style:name="P8" style:family="paragraph" style:parent-style-name="Standard">
      <style:text-properties officeooo:rsid="037b6b10" officeooo:paragraph-rsid="037b6b10"/>
    </style:style>
    <style:style style:name="P9" style:family="paragraph" style:parent-style-name="Text_20_body">
      <style:text-properties officeooo:rsid="037b6b10" officeooo:paragraph-rsid="037b6b10"/>
    </style:style>
    <style:style style:name="P10" style:family="paragraph" style:parent-style-name="Text_20_body">
      <style:text-properties officeooo:rsid="037b6b10" officeooo:paragraph-rsid="037b9983"/>
    </style:style>
    <style:style style:name="P11" style:family="paragraph" style:parent-style-name="Text_20_body">
      <style:text-properties officeooo:rsid="037b6b10" officeooo:paragraph-rsid="0389053a"/>
    </style:style>
    <style:style style:name="P12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4" style:family="paragraph" style:parent-style-name="Standard">
      <style:text-properties officeooo:paragraph-rsid="0388cec8"/>
    </style:style>
    <style:style style:name="P15" style:family="paragraph" style:parent-style-name="Standard">
      <style:text-properties officeooo:paragraph-rsid="038cde04"/>
    </style:style>
    <style:style style:name="P16" style:family="paragraph" style:parent-style-name="Heading_20_4">
      <style:text-properties officeooo:paragraph-rsid="038cde04"/>
    </style:style>
    <style:style style:name="P17" style:family="paragraph" style:parent-style-name="Text_20_body">
      <style:text-properties officeooo:paragraph-rsid="038cde04"/>
    </style:style>
    <style:style style:name="P18" style:family="paragraph" style:parent-style-name="Text_20_body">
      <style:text-properties officeooo:rsid="038cde04" officeooo:paragraph-rsid="038cde04"/>
    </style:style>
    <style:style style:name="P19" style:family="paragraph" style:parent-style-name="Standard">
      <style:text-properties officeooo:rsid="038cde04" officeooo:paragraph-rsid="038cde04"/>
    </style:style>
    <style:style style:name="P20" style:family="paragraph" style:parent-style-name="Standard">
      <style:text-properties officeooo:paragraph-rsid="038db804"/>
    </style:style>
    <style:style style:name="P21" style:family="paragraph" style:parent-style-name="Text_20_body">
      <style:text-properties officeooo:paragraph-rsid="038db804"/>
    </style:style>
    <style:style style:name="P22" style:family="paragraph" style:parent-style-name="Standard">
      <style:text-properties officeooo:rsid="024a9242" officeooo:paragraph-rsid="0392bd8a"/>
    </style:style>
    <style:style style:name="P23" style:family="paragraph" style:parent-style-name="Standard">
      <style:text-properties officeooo:rsid="039546bb" officeooo:paragraph-rsid="039546bb"/>
    </style:style>
    <style:style style:name="P24" style:family="paragraph" style:parent-style-name="Text_20_body">
      <style:text-properties officeooo:rsid="039546bb" officeooo:paragraph-rsid="039546bb"/>
    </style:style>
    <style:style style:name="P25" style:family="paragraph" style:parent-style-name="Text_20_body">
      <style:text-properties officeooo:rsid="039546bb" officeooo:paragraph-rsid="0395ebb9"/>
    </style:style>
    <style:style style:name="P26" style:family="paragraph" style:parent-style-name="Text_20_body">
      <style:text-properties officeooo:rsid="037974f5" officeooo:paragraph-rsid="0389053a"/>
    </style:style>
    <style:style style:name="P27" style:family="paragraph" style:parent-style-name="Text_20_body">
      <style:text-properties officeooo:rsid="037974f5" officeooo:paragraph-rsid="037974f5"/>
    </style:style>
    <style:style style:name="P28" style:family="paragraph" style:parent-style-name="Text_20_body">
      <style:text-properties officeooo:paragraph-rsid="037b9983"/>
    </style:style>
    <style:style style:name="P29" style:family="paragraph" style:parent-style-name="Text_20_body">
      <style:text-properties officeooo:rsid="037b9983" officeooo:paragraph-rsid="037b9983"/>
    </style:style>
    <style:style style:name="P30" style:family="paragraph" style:parent-style-name="Text_20_body">
      <style:text-properties officeooo:rsid="037b9983" officeooo:paragraph-rsid="0380e821"/>
    </style:style>
    <style:style style:name="P31" style:family="paragraph" style:parent-style-name="Text_20_body">
      <style:text-properties officeooo:rsid="037b9983" officeooo:paragraph-rsid="0382e38c"/>
    </style:style>
    <style:style style:name="P32" style:family="paragraph" style:parent-style-name="Text_20_body">
      <style:text-properties officeooo:rsid="037b9983" officeooo:paragraph-rsid="03843333"/>
    </style:style>
    <style:style style:name="P33" style:family="paragraph" style:parent-style-name="Text_20_body">
      <style:text-properties officeooo:rsid="037b9983" officeooo:paragraph-rsid="0382cfa0"/>
    </style:style>
    <style:style style:name="P34" style:family="paragraph" style:parent-style-name="Text_20_body">
      <style:text-properties officeooo:rsid="037cb916" officeooo:paragraph-rsid="037cb916"/>
    </style:style>
    <style:style style:name="P35" style:family="paragraph" style:parent-style-name="Text_20_body">
      <style:text-properties officeooo:rsid="037f4078" officeooo:paragraph-rsid="037f4078"/>
    </style:style>
    <style:style style:name="P36" style:family="paragraph" style:parent-style-name="Text_20_body">
      <style:text-properties officeooo:rsid="038020f7" officeooo:paragraph-rsid="038020f7"/>
    </style:style>
    <style:style style:name="P37" style:family="paragraph" style:parent-style-name="Text_20_body">
      <style:text-properties officeooo:rsid="038020f7" officeooo:paragraph-rsid="03898084"/>
    </style:style>
    <style:style style:name="P38" style:family="paragraph" style:parent-style-name="Text_20_body">
      <style:text-properties officeooo:paragraph-rsid="0380e821"/>
    </style:style>
    <style:style style:name="P39" style:family="paragraph" style:parent-style-name="Text_20_body">
      <style:text-properties officeooo:rsid="0380e821" officeooo:paragraph-rsid="0380e821"/>
    </style:style>
    <style:style style:name="P40" style:family="paragraph" style:parent-style-name="Text_20_body">
      <style:text-properties officeooo:rsid="0382cfa0" officeooo:paragraph-rsid="0382cfa0"/>
    </style:style>
    <style:style style:name="P41" style:family="paragraph" style:parent-style-name="Text_20_body">
      <style:text-properties officeooo:paragraph-rsid="0382cfa0"/>
    </style:style>
    <style:style style:name="P42" style:family="paragraph" style:parent-style-name="Text_20_body">
      <style:text-properties officeooo:rsid="0382e38c" officeooo:paragraph-rsid="0382e38c"/>
    </style:style>
    <style:style style:name="P43" style:family="paragraph" style:parent-style-name="Text_20_body">
      <style:text-properties officeooo:rsid="0382e38c" officeooo:paragraph-rsid="03843333"/>
    </style:style>
    <style:style style:name="P44" style:family="paragraph" style:parent-style-name="Text_20_body">
      <style:text-properties officeooo:rsid="03843333" officeooo:paragraph-rsid="03843333"/>
    </style:style>
    <style:style style:name="P45" style:family="paragraph" style:parent-style-name="Text_20_body">
      <style:text-properties officeooo:rsid="03843333" officeooo:paragraph-rsid="038cde04"/>
    </style:style>
    <style:style style:name="P46" style:family="paragraph" style:parent-style-name="Text_20_body">
      <style:text-properties officeooo:rsid="0386ca7d" officeooo:paragraph-rsid="038cde04"/>
    </style:style>
    <style:style style:name="P47" style:family="paragraph" style:parent-style-name="Text_20_body">
      <style:text-properties officeooo:rsid="0386e69f" officeooo:paragraph-rsid="038cde04"/>
    </style:style>
    <style:style style:name="P48" style:family="paragraph" style:parent-style-name="Text_20_body">
      <style:text-properties officeooo:rsid="004f7dc2" officeooo:paragraph-rsid="0388cec8"/>
    </style:style>
    <style:style style:name="P49" style:family="paragraph" style:parent-style-name="Text_20_body">
      <style:text-properties officeooo:rsid="0050dc32" officeooo:paragraph-rsid="0388cec8"/>
    </style:style>
    <style:style style:name="P50" style:family="paragraph" style:parent-style-name="Text_20_body">
      <style:text-properties officeooo:paragraph-rsid="0389053a"/>
    </style:style>
    <style:style style:name="P51" style:family="paragraph" style:parent-style-name="Text_20_body">
      <style:text-properties officeooo:rsid="038c74f3" officeooo:paragraph-rsid="038c74f3"/>
    </style:style>
    <style:style style:name="P52" style:family="paragraph" style:parent-style-name="Text_20_body">
      <style:text-properties officeooo:rsid="0387d819" officeooo:paragraph-rsid="038cde04"/>
    </style:style>
    <style:style style:name="P53" style:family="paragraph" style:parent-style-name="Text_20_body">
      <style:text-properties officeooo:rsid="0387d819" officeooo:paragraph-rsid="038db804"/>
    </style:style>
    <style:style style:name="P54" style:family="paragraph" style:parent-style-name="Text_20_body">
      <style:text-properties officeooo:rsid="0387d819" officeooo:paragraph-rsid="039d0d98"/>
    </style:style>
    <style:style style:name="P55" style:family="paragraph" style:parent-style-name="Text_20_body">
      <style:text-properties officeooo:paragraph-rsid="0392bd8a"/>
    </style:style>
    <style:style style:name="P56" style:family="paragraph" style:parent-style-name="Heading_20_4">
      <style:text-properties officeooo:paragraph-rsid="0392bd8a"/>
    </style:style>
    <style:style style:name="P57" style:family="paragraph" style:parent-style-name="Text_20_body">
      <style:paragraph-properties fo:margin-top="0in" fo:margin-bottom="0in" style:contextual-spacing="false"/>
      <style:text-properties officeooo:paragraph-rsid="0392bd8a"/>
    </style:style>
    <style:style style:name="P58" style:family="paragraph" style:parent-style-name="Text_20_body">
      <style:text-properties officeooo:rsid="03948c3f" officeooo:paragraph-rsid="03948c3f"/>
    </style:style>
    <style:style style:name="P59" style:family="paragraph" style:parent-style-name="Text_20_body">
      <style:text-properties officeooo:rsid="0075a45f" officeooo:paragraph-rsid="0394df0c"/>
    </style:style>
    <style:style style:name="P60" style:family="paragraph" style:parent-style-name="Text_20_body">
      <style:text-properties officeooo:rsid="0073eb47" officeooo:paragraph-rsid="0394df0c"/>
    </style:style>
    <style:style style:name="P61" style:family="paragraph" style:parent-style-name="Text_20_body">
      <style:text-properties officeooo:paragraph-rsid="0394df0c"/>
    </style:style>
    <style:style style:name="P62" style:family="paragraph" style:parent-style-name="Heading_20_4">
      <style:text-properties officeooo:paragraph-rsid="0394df0c"/>
    </style:style>
    <style:style style:name="P6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67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6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92bd8a"/>
    </style:style>
    <style:style style:name="P69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70" style:family="paragraph" style:parent-style-name="Text_20_body">
      <style:text-properties officeooo:rsid="0396e979" officeooo:paragraph-rsid="0396e979"/>
    </style:style>
    <style:style style:name="P71" style:family="paragraph" style:parent-style-name="Text_20_body">
      <style:text-properties officeooo:rsid="03996567" officeooo:paragraph-rsid="03996567"/>
    </style:style>
    <style:style style:name="P72" style:family="paragraph" style:parent-style-name="Text_20_body">
      <style:text-properties officeooo:rsid="039d0d98" officeooo:paragraph-rsid="038db804"/>
    </style:style>
    <style:style style:name="P73" style:family="paragraph" style:parent-style-name="Text_20_body">
      <style:text-properties officeooo:rsid="039dbd98" officeooo:paragraph-rsid="039dbd98"/>
    </style:style>
    <style:style style:name="P74" style:family="paragraph" style:parent-style-name="Text_20_body">
      <style:text-properties officeooo:rsid="03a2dc48" officeooo:paragraph-rsid="03a2dc48"/>
    </style:style>
    <style:style style:name="P75" style:family="paragraph" style:parent-style-name="Text_20_body">
      <style:text-properties officeooo:rsid="038db804" officeooo:paragraph-rsid="03a1c8d5"/>
    </style:style>
    <style:style style:name="P76" style:family="paragraph" style:parent-style-name="Text_20_body">
      <style:text-properties fo:font-weight="normal" officeooo:rsid="039dbd98" officeooo:paragraph-rsid="039dbd98" style:font-weight-asian="normal" style:font-weight-complex="normal"/>
    </style:style>
    <style:style style:name="P7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9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0" style:family="paragraph" style:parent-style-name="Heading_20_1">
      <style:paragraph-properties fo:margin-top="0in" fo:margin-bottom="0in" style:contextual-spacing="false"/>
      <style:text-properties officeooo:paragraph-rsid="0373ac18"/>
    </style:style>
    <style:style style:name="P81" style:family="paragraph" style:parent-style-name="Heading_20_1">
      <style:text-properties officeooo:paragraph-rsid="038cde04"/>
    </style:style>
    <style:style style:name="P82" style:family="paragraph" style:parent-style-name="Heading_20_1">
      <style:text-properties officeooo:paragraph-rsid="038db804"/>
    </style:style>
    <style:style style:name="P83" style:family="paragraph" style:parent-style-name="Heading_20_1">
      <style:text-properties officeooo:paragraph-rsid="039546bb"/>
    </style:style>
    <style:style style:name="P84" style:family="paragraph" style:parent-style-name="Heading_20_1">
      <style:text-properties officeooo:paragraph-rsid="0389053a"/>
    </style:style>
    <style:style style:name="P85" style:family="paragraph" style:parent-style-name="Heading_20_1">
      <style:text-properties officeooo:paragraph-rsid="037b6b10"/>
    </style:style>
    <style:style style:name="P86" style:family="paragraph" style:parent-style-name="Heading_20_1">
      <style:paragraph-properties fo:margin-top="0in" fo:margin-bottom="0in" style:contextual-spacing="false"/>
      <style:text-properties officeooo:rsid="0048ba39" officeooo:paragraph-rsid="0388cec8"/>
    </style:style>
    <style:style style:name="P87" style:family="paragraph" style:parent-style-name="Heading_20_2">
      <style:text-properties officeooo:rsid="039d0d98" officeooo:paragraph-rsid="039d0d98"/>
    </style:style>
    <style:style style:name="P88" style:family="paragraph" style:parent-style-name="Heading_20_2">
      <style:text-properties officeooo:paragraph-rsid="039d0d98"/>
    </style:style>
    <style:style style:name="P89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0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91" style:family="paragraph" style:parent-style-name="Heading_20_2">
      <style:text-properties officeooo:paragraph-rsid="03a1c8d5"/>
    </style:style>
    <style:style style:name="P92" style:family="paragraph" style:parent-style-name="Heading_20_2">
      <style:text-properties officeooo:rsid="039dbd98" officeooo:paragraph-rsid="039dbd98"/>
    </style:style>
    <style:style style:name="P93" style:family="paragraph" style:parent-style-name="Heading_20_2">
      <style:text-properties officeooo:paragraph-rsid="0389053a"/>
    </style:style>
    <style:style style:name="P94" style:family="paragraph" style:parent-style-name="Heading_20_2">
      <style:text-properties officeooo:rsid="037b6b10" officeooo:paragraph-rsid="037b9983"/>
    </style:style>
    <style:style style:name="P95" style:family="paragraph" style:parent-style-name="Heading_20_2">
      <style:text-properties officeooo:paragraph-rsid="037b9983"/>
    </style:style>
    <style:style style:name="P96" style:family="paragraph" style:parent-style-name="Heading_20_2">
      <style:text-properties officeooo:paragraph-rsid="0380e821"/>
    </style:style>
    <style:style style:name="P97" style:family="paragraph" style:parent-style-name="Heading_20_2">
      <style:text-properties officeooo:paragraph-rsid="0382cfa0"/>
    </style:style>
    <style:style style:name="P98" style:family="paragraph" style:parent-style-name="Heading_20_2">
      <style:text-properties officeooo:paragraph-rsid="0382e38c"/>
    </style:style>
    <style:style style:name="P99" style:family="paragraph" style:parent-style-name="Heading_20_2">
      <style:text-properties officeooo:paragraph-rsid="03843333"/>
    </style:style>
    <style:style style:name="P100" style:family="paragraph" style:parent-style-name="Heading_20_2">
      <style:text-properties officeooo:paragraph-rsid="0388cec8"/>
    </style:style>
    <style:style style:name="P101" style:family="paragraph" style:parent-style-name="Heading_20_3">
      <style:text-properties officeooo:paragraph-rsid="038cde04"/>
    </style:style>
    <style:style style:name="P102" style:family="paragraph" style:parent-style-name="Heading_20_3">
      <style:text-properties officeooo:rsid="03a2dc48" officeooo:paragraph-rsid="03a2dc48"/>
    </style:style>
    <style:style style:name="P103" style:family="paragraph" style:parent-style-name="Heading_20_3">
      <style:text-properties officeooo:paragraph-rsid="038db804"/>
    </style:style>
    <style:style style:name="P104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105" style:family="paragraph" style:parent-style-name="Heading_20_3">
      <style:text-properties officeooo:paragraph-rsid="0389053a"/>
    </style:style>
    <style:style style:name="P106" style:family="paragraph" style:parent-style-name="Heading_20_3">
      <style:text-properties officeooo:paragraph-rsid="037cffb1"/>
    </style:style>
    <style:style style:name="P107" style:family="paragraph" style:parent-style-name="Heading_20_3">
      <style:text-properties officeooo:paragraph-rsid="0380e821"/>
    </style:style>
    <style:style style:name="P108" style:family="paragraph" style:parent-style-name="Heading_20_3">
      <style:text-properties officeooo:paragraph-rsid="0382cfa0"/>
    </style:style>
    <style:style style:name="P109" style:family="paragraph" style:parent-style-name="Heading_20_3">
      <style:text-properties officeooo:paragraph-rsid="0382e38c"/>
    </style:style>
    <style:style style:name="P110" style:family="paragraph" style:parent-style-name="Heading_20_3">
      <style:text-properties officeooo:paragraph-rsid="03843333"/>
    </style:style>
    <style:style style:name="P111" style:family="paragraph" style:parent-style-name="Heading_20_5">
      <style:text-properties officeooo:paragraph-rsid="03898084"/>
    </style:style>
    <style:style style:name="P112" style:family="paragraph" style:parent-style-name="Heading_20_5">
      <style:text-properties officeooo:paragraph-rsid="038020f7"/>
    </style:style>
    <style:style style:name="P113" style:family="paragraph" style:parent-style-name="Heading_20_5">
      <style:text-properties officeooo:paragraph-rsid="0394df0c"/>
    </style:style>
    <style:style style:name="P114" style:family="paragraph" style:parent-style-name="Heading_20_6">
      <style:text-properties officeooo:paragraph-rsid="0394df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b2410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91d6ba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8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9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0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7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8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9" style:family="text">
      <style:text-properties officeooo:rsid="03796cb1"/>
    </style:style>
    <style:style style:name="T30" style:family="text">
      <style:text-properties officeooo:rsid="037b6b10"/>
    </style:style>
    <style:style style:name="T31" style:family="text">
      <style:text-properties officeooo:rsid="037b9983"/>
    </style:style>
    <style:style style:name="T32" style:family="text">
      <style:text-properties officeooo:rsid="037cb916"/>
    </style:style>
    <style:style style:name="T33" style:family="text">
      <style:text-properties officeooo:rsid="038020f7"/>
    </style:style>
    <style:style style:name="T34" style:family="text">
      <style:text-properties officeooo:rsid="0380e821"/>
    </style:style>
    <style:style style:name="T35" style:family="text">
      <style:text-properties officeooo:rsid="0386e69f"/>
    </style:style>
    <style:style style:name="T36" style:family="text">
      <style:text-properties officeooo:rsid="0387d819"/>
    </style:style>
    <style:style style:name="T37" style:family="text">
      <style:text-properties officeooo:rsid="0050dc32"/>
    </style:style>
    <style:style style:name="T38" style:family="text">
      <style:text-properties officeooo:rsid="004d36c0"/>
    </style:style>
    <style:style style:name="T39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40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1" style:family="text">
      <style:text-properties officeooo:rsid="0388cec8"/>
    </style:style>
    <style:style style:name="T42" style:family="text">
      <style:text-properties officeooo:rsid="03914e86"/>
    </style:style>
    <style:style style:name="T43" style:family="text">
      <style:text-properties officeooo:rsid="0395ebb9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3a0e97c" style:font-weight-asian="bold" style:font-weight-complex="bold"/>
    </style:style>
    <style:style style:name="T46" style:family="text">
      <style:text-properties officeooo:rsid="03a0e97c"/>
    </style:style>
    <style:style style:name="T47" style:family="text">
      <style:text-properties officeooo:rsid="03a2dc4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1071in, 0in, 0in, 0.2681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57"><draw:frame draw:style-name="fr7" draw:name="Bild45" text:anchor-type="char" svg:width="0.3272in" svg:height="0.3272in" draw:z-index="50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P68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7"><text:a xlink:type="simple" xlink:href="#__RefHeading___Toc2744_1227291120" text:style-name="Index_20_Link" text:visited-style-name="Index_20_Link">Detailed table of content<text:tab/>2</text:a></text:p>
          <text:p text:style-name="P77"><text:a xlink:type="simple" xlink:href="#__RefHeading___Toc3654_4126228218" text:style-name="Index_20_Link" text:visited-style-name="Index_20_Link">Strip Tab<text:tab/>5</text:a></text:p>
          <text:p text:style-name="P78"><text:a xlink:type="simple" xlink:href="#__RefHeading___Toc276_3681663873" text:style-name="Index_20_Link" text:visited-style-name="Index_20_Link">Strip tab header<text:tab/>5</text:a></text:p>
          <text:p text:style-name="P77"><text:a xlink:type="simple" xlink:href="#__RefHeading___Toc1007_12272911201" text:style-name="Index_20_Link" text:visited-style-name="Index_20_Link">Compositing Panel<text:tab/>6</text:a></text:p>
          <text:p text:style-name="P77"><text:a xlink:type="simple" xlink:href="#__RefHeading___Toc2594_2022601280" text:style-name="Index_20_Link" text:visited-style-name="Index_20_Link">Transform Panel<text:tab/>6</text:a></text:p>
          <text:p text:style-name="P78"><text:a xlink:type="simple" xlink:href="#__RefHeading___Toc2580_2533292980" text:style-name="Index_20_Link" text:visited-style-name="Index_20_Link">Filter<text:tab/>6</text:a></text:p>
          <text:p text:style-name="P78"><text:a xlink:type="simple" xlink:href="#__RefHeading___Toc2596_2022601280" text:style-name="Index_20_Link" text:visited-style-name="Index_20_Link">Position X<text:tab/>6</text:a></text:p>
          <text:p text:style-name="P78"><text:a xlink:type="simple" xlink:href="#__RefHeading___Toc2756_12272911201" text:style-name="Index_20_Link" text:visited-style-name="Index_20_Link">Y<text:tab/>6</text:a></text:p>
          <text:p text:style-name="P78"><text:a xlink:type="simple" xlink:href="#__RefHeading___Toc2598_2022601280" text:style-name="Index_20_Link" text:visited-style-name="Index_20_Link">Rotation<text:tab/>6</text:a></text:p>
          <text:p text:style-name="P78"><text:a xlink:type="simple" xlink:href="#__RefHeading___Toc2750_12272911201" text:style-name="Index_20_Link" text:visited-style-name="Index_20_Link">Mirror<text:tab/>6</text:a></text:p>
          <text:p text:style-name="P77"><text:a xlink:type="simple" xlink:href="#__RefHeading___Toc2600_2022601280" text:style-name="Index_20_Link" text:visited-style-name="Index_20_Link">Video Panel<text:tab/>6</text:a></text:p>
          <text:p text:style-name="P77"><text:a xlink:type="simple" xlink:href="#__RefHeading___Toc2602_2022601280" text:style-name="Index_20_Link" text:visited-style-name="Index_20_Link">Color Panel<text:tab/>7</text:a></text:p>
          <text:p text:style-name="P78"><text:a xlink:type="simple" xlink:href="#__RefHeading___Toc2768_12272911201" text:style-name="Index_20_Link" text:visited-style-name="Index_20_Link">Saturation<text:tab/>7</text:a></text:p>
          <text:p text:style-name="P78"><text:a xlink:type="simple" xlink:href="#__RefHeading___Toc2770_12272911201" text:style-name="Index_20_Link" text:visited-style-name="Index_20_Link">Multiply<text:tab/>7</text:a></text:p>
          <text:p text:style-name="P78"><text:a xlink:type="simple" xlink:href="#__RefHeading___Toc2772_12272911201" text:style-name="Index_20_Link" text:visited-style-name="Index_20_Link">Multiply Alpha<text:tab/>7</text:a></text:p>
          <text:p text:style-name="P78"><text:a xlink:type="simple" xlink:href="#__RefHeading___Toc2772_12272911201%20Copy%201" text:style-name="Index_20_Link" text:visited-style-name="Index_20_Link">Convert to Float<text:tab/>7</text:a></text:p>
          <text:p text:style-name="P77"><text:a xlink:type="simple" xlink:href="#__RefHeading___Toc2602_20226012801" text:style-name="Index_20_Link" text:visited-style-name="Index_20_Link">Sound Panel<text:tab/>7</text:a></text:p>
          <text:p text:style-name="P78"><text:a xlink:type="simple" xlink:href="#__RefHeading___Toc2772_122729112011" text:style-name="Index_20_Link" text:visited-style-name="Index_20_Link">Volume<text:tab/>7</text:a></text:p>
          <text:p text:style-name="P78"><text:a xlink:type="simple" xlink:href="#__RefHeading___Toc3645_3606598005" text:style-name="Index_20_Link" text:visited-style-name="Index_20_Link">Pitch<text:tab/>7</text:a></text:p>
          <text:p text:style-name="P78"><text:a xlink:type="simple" xlink:href="#__RefHeading___Toc3647_3606598005" text:style-name="Index_20_Link" text:visited-style-name="Index_20_Link">Pan<text:tab/>7</text:a></text:p>
          <text:p text:style-name="P78"><text:a xlink:type="simple" xlink:href="#__RefHeading___Toc2515_938127262" text:style-name="Index_20_Link" text:visited-style-name="Index_20_Link">Mono<text:tab/>7</text:a></text:p>
          <text:p text:style-name="P78"><text:a xlink:type="simple" xlink:href="#__RefHeading___Toc2770_122729112011" text:style-name="Index_20_Link" text:visited-style-name="Index_20_Link">Display Waveform<text:tab/>8</text:a></text:p>
          <text:p text:style-name="P77"><text:a xlink:type="simple" xlink:href="#__RefHeading___Toc2604_2022601280" text:style-name="Index_20_Link" text:visited-style-name="Index_20_Link">Time Panel<text:tab/>8</text:a></text:p>
          <text:p text:style-name="P78"><text:a xlink:type="simple" xlink:href="#__RefHeading___Toc2606_2022601280" text:style-name="Index_20_Link" text:visited-style-name="Index_20_Link">Lock<text:tab/>8</text:a></text:p>
          <text:p text:style-name="P78"><text:a xlink:type="simple" xlink:href="#__RefHeading___Toc2606_2022601280%20Copy%201" text:style-name="Index_20_Link" text:visited-style-name="Index_20_Link">Show Retiming Keys<text:tab/>8</text:a></text:p>
          <text:p text:style-name="P78"><text:a xlink:type="simple" xlink:href="#__RefHeading___Toc2774_12272911201" text:style-name="Index_20_Link" text:visited-style-name="Index_20_Link">Channel<text:tab/>8</text:a></text:p>
          <text:p text:style-name="P78"><text:a xlink:type="simple" xlink:href="#__RefHeading___Toc2776_12272911201" text:style-name="Index_20_Link" text:visited-style-name="Index_20_Link">Start<text:tab/>8</text:a></text:p>
          <text:p text:style-name="P78"><text:a xlink:type="simple" xlink:href="#__RefHeading___Toc2778_12272911201" text:style-name="Index_20_Link" text:visited-style-name="Index_20_Link">Duration<text:tab/>8</text:a></text:p>
          <text:p text:style-name="P78"><text:a xlink:type="simple" xlink:href="#__RefHeading___Toc2780_12272911201" text:style-name="Index_20_Link" text:visited-style-name="Index_20_Link">End<text:tab/>8</text:a></text:p>
          <text:p text:style-name="P77"><text:a xlink:type="simple" xlink:href="#__RefHeading___Toc14266_4008109316" text:style-name="Index_20_Link" text:visited-style-name="Index_20_Link">Scene Panel<text:tab/>9</text:a></text:p>
          <text:p text:style-name="P78"><text:a xlink:type="simple" xlink:href="#__RefHeading___Toc278_3681663873" text:style-name="Index_20_Link" text:visited-style-name="Index_20_Link">Scene Property<text:tab/>9</text:a></text:p>
          <text:p text:style-name="P78"><text:a xlink:type="simple" xlink:href="#__RefHeading___Toc286_3681663873" text:style-name="Index_20_Link" text:visited-style-name="Index_20_Link">Input<text:tab/>10</text:a></text:p>
          <text:p text:style-name="P77"><text:a xlink:type="simple" xlink:href="#__RefHeading___Toc14266_40081093161" text:style-name="Index_20_Link" text:visited-style-name="Index_20_Link">Mask Panel<text:tab/>10</text:a></text:p>
          <text:p text:style-name="P78"><text:a xlink:type="simple" xlink:href="#__RefHeading___Toc278_36816638732" text:style-name="Index_20_Link" text:visited-style-name="Index_20_Link">Mask Property<text:tab/>10</text:a></text:p>
          <text:p text:style-name="P77"><text:a xlink:type="simple" xlink:href="#__RefHeading___Toc302_3681663873" text:style-name="Index_20_Link" text:visited-style-name="Index_20_Link">Effect Strip Panel<text:tab/>11</text:a></text:p>
          <text:p text:style-name="P78"><text:a xlink:type="simple" xlink:href="#__RefHeading___Toc304_3681663873" text:style-name="Index_20_Link" text:visited-style-name="Index_20_Link">Effect strip type Color Mix<text:tab/>11</text:a></text:p>
          <text:p text:style-name="P78"><text:a xlink:type="simple" xlink:href="#__RefHeading___Toc316_3681663873" text:style-name="Index_20_Link" text:visited-style-name="Index_20_Link">Effect strip type Text<text:tab/>11</text:a></text:p>
          <text:p text:style-name="P78"><text:a xlink:type="simple" xlink:href="#__RefHeading___Toc3443_2752593886" text:style-name="Index_20_Link" text:visited-style-name="Index_20_Link">Effect strip type Gaussian Blur<text:tab/>13</text:a></text:p>
          <text:p text:style-name="P78"><text:a xlink:type="simple" xlink:href="#__RefHeading___Toc3449_2752593886" text:style-name="Index_20_Link" text:visited-style-name="Index_20_Link">Effect strip type Multicam<text:tab/>13</text:a></text:p>
          <text:p text:style-name="P78"><text:a xlink:type="simple" xlink:href="#__RefHeading___Toc3455_2752593886" text:style-name="Index_20_Link" text:visited-style-name="Index_20_Link">Effect strip type Speed Control<text:tab/>14</text:a></text:p>
          <text:p text:style-name="P78"><text:a xlink:type="simple" xlink:href="#__RefHeading___Toc326_3681663873" text:style-name="Index_20_Link" text:visited-style-name="Index_20_Link">Effect strip type Color<text:tab/>14</text:a></text:p>
          <text:p text:style-name="P78"><text:a xlink:type="simple" xlink:href="#__RefHeading___Toc840_1227291120" text:style-name="Index_20_Link" text:visited-style-name="Index_20_Link">Effect strip type Transform<text:tab/>14</text:a></text:p>
          <text:p text:style-name="P78"><text:a xlink:type="simple" xlink:href="#__RefHeading___Toc922_1227291120" text:style-name="Index_20_Link" text:visited-style-name="Index_20_Link">Effect strip type Glow<text:tab/>15</text:a></text:p>
          <text:p text:style-name="P78"><text:a xlink:type="simple" xlink:href="#__RefHeading___Toc936_1227291120" text:style-name="Index_20_Link" text:visited-style-name="Index_20_Link">Effect strip type Wipe<text:tab/>16</text:a></text:p>
          <text:p text:style-name="P78"><text:a xlink:type="simple" xlink:href="#__RefHeading___Toc950_1227291120" text:style-name="Index_20_Link" text:visited-style-name="Index_20_Link">Effect strip type Alpha over Drop<text:tab/>16</text:a></text:p>
          <text:p text:style-name="P78"><text:a xlink:type="simple" xlink:href="#__RefHeading___Toc956_1227291120" text:style-name="Index_20_Link" text:visited-style-name="Index_20_Link"><text:soft-page-break/>Effect strip type Multiply<text:tab/>17</text:a></text:p>
          <text:p text:style-name="P78"><text:a xlink:type="simple" xlink:href="#__RefHeading___Toc960_1227291120" text:style-name="Index_20_Link" text:visited-style-name="Index_20_Link">Effect strip type Gamma Cross<text:tab/>17</text:a></text:p>
          <text:p text:style-name="P78"><text:a xlink:type="simple" xlink:href="#__RefHeading___Toc966_1227291120" text:style-name="Index_20_Link" text:visited-style-name="Index_20_Link">Effect strip type Alpha Under<text:tab/>17</text:a></text:p>
          <text:p text:style-name="P78"><text:a xlink:type="simple" xlink:href="#__RefHeading___Toc972_1227291120" text:style-name="Index_20_Link" text:visited-style-name="Index_20_Link">Effect strip type Alpha Over<text:tab/>18</text:a></text:p>
          <text:p text:style-name="P78"><text:a xlink:type="simple" xlink:href="#__RefHeading___Toc978_1227291120" text:style-name="Index_20_Link" text:visited-style-name="Index_20_Link">Effect strip type Subtract<text:tab/>18</text:a></text:p>
          <text:p text:style-name="P78"><text:a xlink:type="simple" xlink:href="#__RefHeading___Toc982_1227291120" text:style-name="Index_20_Link" text:visited-style-name="Index_20_Link">Effect strip type Add<text:tab/>18</text:a></text:p>
          <text:p text:style-name="P78"><text:a xlink:type="simple" xlink:href="#__RefHeading___Toc986_1227291120" text:style-name="Index_20_Link" text:visited-style-name="Index_20_Link">Effect strip type Crossfade<text:tab/>19</text:a></text:p>
          <text:p text:style-name="P77"><text:a xlink:type="simple" xlink:href="#__RefHeading___Toc4992_1210455647" text:style-name="Index_20_Link" text:visited-style-name="Index_20_Link">Custom Properties Panel<text:tab/>19</text:a></text:p>
          <text:p text:style-name="P78"><text:a xlink:type="simple" xlink:href="#__RefHeading___Toc4994_1210455647" text:style-name="Index_20_Link" text:visited-style-name="Index_20_Link">Add<text:tab/>19</text:a></text:p>
          <text:p text:style-name="P78"><text:a xlink:type="simple" xlink:href="#__RefHeading___Toc4996_1210455647" text:style-name="Index_20_Link" text:visited-style-name="Index_20_Link">Edit<text:tab/>19</text:a></text:p>
          <text:p text:style-name="P78"><text:a xlink:type="simple" xlink:href="#__RefHeading___Toc4998_1210455647" text:style-name="Index_20_Link" text:visited-style-name="Index_20_Link">Remove<text:tab/>19</text:a></text:p>
        </text:index-body>
      </text:table-of-content>
      <text:p text:style-name="P2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9" text:outline-level="1"><text:bookmark-start text:name="__RefHeading___Toc2744_1227291120"/>D<text:span text:style-name="T41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3"><text:a xlink:type="simple" xlink:href="#__RefHeading___Toc2744_1227291120" text:style-name="Index_20_Link" text:visited-style-name="Index_20_Link">Detailed table of content<text:tab/>2</text:a></text:p>
          <text:p text:style-name="P63"><text:a xlink:type="simple" xlink:href="#__RefHeading___Toc3654_4126228218" text:style-name="Index_20_Link" text:visited-style-name="Index_20_Link">Strip Tab<text:tab/>5</text:a></text:p>
          <text:p text:style-name="P64"><text:a xlink:type="simple" xlink:href="#__RefHeading___Toc276_3681663873" text:style-name="Index_20_Link" text:visited-style-name="Index_20_Link">Strip tab header<text:tab/>5</text:a></text:p>
          <text:p text:style-name="P63"><text:a xlink:type="simple" xlink:href="#__RefHeading___Toc1007_12272911201" text:style-name="Index_20_Link" text:visited-style-name="Index_20_Link">Compositing Panel<text:tab/>6</text:a></text:p>
          <text:p text:style-name="P65"><text:a xlink:type="simple" xlink:href="#__RefHeading___Toc2746_12272911201" text:style-name="Index_20_Link" text:visited-style-name="Index_20_Link">Blend<text:tab/>6</text:a></text:p>
          <text:p text:style-name="P65"><text:a xlink:type="simple" xlink:href="#__RefHeading___Toc2748_12272911201" text:style-name="Index_20_Link" text:visited-style-name="Index_20_Link">Opacity<text:tab/>6</text:a></text:p>
          <text:p text:style-name="P63"><text:a xlink:type="simple" xlink:href="#__RefHeading___Toc2594_2022601280" text:style-name="Index_20_Link" text:visited-style-name="Index_20_Link">Transform Panel<text:tab/>6</text:a></text:p>
          <text:p text:style-name="P64"><text:a xlink:type="simple" xlink:href="#__RefHeading___Toc2580_2533292980" text:style-name="Index_20_Link" text:visited-style-name="Index_20_Link">Filter<text:tab/>6</text:a></text:p>
          <text:p text:style-name="P64"><text:a xlink:type="simple" xlink:href="#__RefHeading___Toc2596_2022601280" text:style-name="Index_20_Link" text:visited-style-name="Index_20_Link">Position X<text:tab/>6</text:a></text:p>
          <text:p text:style-name="P64"><text:a xlink:type="simple" xlink:href="#__RefHeading___Toc2756_12272911201" text:style-name="Index_20_Link" text:visited-style-name="Index_20_Link">Y<text:tab/>6</text:a></text:p>
          <text:p text:style-name="P64"><text:a xlink:type="simple" xlink:href="#__RefHeading___Toc2598_2022601280" text:style-name="Index_20_Link" text:visited-style-name="Index_20_Link">Rotation<text:tab/>6</text:a></text:p>
          <text:p text:style-name="P64"><text:a xlink:type="simple" xlink:href="#__RefHeading___Toc2750_12272911201" text:style-name="Index_20_Link" text:visited-style-name="Index_20_Link">Mirror<text:tab/>6</text:a></text:p>
          <text:p text:style-name="P63"><text:a xlink:type="simple" xlink:href="#__RefHeading___Toc2600_2022601280" text:style-name="Index_20_Link" text:visited-style-name="Index_20_Link">Video Panel<text:tab/>6</text:a></text:p>
          <text:p text:style-name="P65"><text:a xlink:type="simple" xlink:href="#__RefHeading___Toc2760_12272911201" text:style-name="Index_20_Link" text:visited-style-name="Index_20_Link">Strobe<text:tab/>6</text:a></text:p>
          <text:p text:style-name="P65"><text:a xlink:type="simple" xlink:href="#__RefHeading___Toc2766_12272911201" text:style-name="Index_20_Link" text:visited-style-name="Index_20_Link">Reverse Frames<text:tab/>7</text:a></text:p>
          <text:p text:style-name="P63"><text:a xlink:type="simple" xlink:href="#__RefHeading___Toc2602_2022601280" text:style-name="Index_20_Link" text:visited-style-name="Index_20_Link">Color Panel<text:tab/>7</text:a></text:p>
          <text:p text:style-name="P64"><text:a xlink:type="simple" xlink:href="#__RefHeading___Toc2768_12272911201" text:style-name="Index_20_Link" text:visited-style-name="Index_20_Link">Saturation<text:tab/>7</text:a></text:p>
          <text:p text:style-name="P64"><text:a xlink:type="simple" xlink:href="#__RefHeading___Toc2770_12272911201" text:style-name="Index_20_Link" text:visited-style-name="Index_20_Link">Multiply<text:tab/>7</text:a></text:p>
          <text:p text:style-name="P64"><text:a xlink:type="simple" xlink:href="#__RefHeading___Toc2772_12272911201" text:style-name="Index_20_Link" text:visited-style-name="Index_20_Link">Convert to Float<text:tab/>7</text:a></text:p>
          <text:p text:style-name="P63"><text:a xlink:type="simple" xlink:href="#__RefHeading___Toc2602_20226012801" text:style-name="Index_20_Link" text:visited-style-name="Index_20_Link">Sound Panel<text:tab/>7</text:a></text:p>
          <text:p text:style-name="P64"><text:a xlink:type="simple" xlink:href="#__RefHeading___Toc2772_122729112011" text:style-name="Index_20_Link" text:visited-style-name="Index_20_Link">Volume<text:tab/>7</text:a></text:p>
          <text:p text:style-name="P64"><text:a xlink:type="simple" xlink:href="#__RefHeading___Toc3645_3606598005" text:style-name="Index_20_Link" text:visited-style-name="Index_20_Link">Pitch<text:tab/>7</text:a></text:p>
          <text:p text:style-name="P64"><text:a xlink:type="simple" xlink:href="#__RefHeading___Toc3647_3606598005" text:style-name="Index_20_Link" text:visited-style-name="Index_20_Link">Pan<text:tab/>7</text:a></text:p>
          <text:p text:style-name="P64"><text:a xlink:type="simple" xlink:href="#__RefHeading___Toc2515_938127262" text:style-name="Index_20_Link" text:visited-style-name="Index_20_Link">Mono<text:tab/>7</text:a></text:p>
          <text:p text:style-name="P64"><text:a xlink:type="simple" xlink:href="#__RefHeading___Toc2770_122729112011" text:style-name="Index_20_Link" text:visited-style-name="Index_20_Link">Display Waveform<text:tab/>7</text:a></text:p>
          <text:p text:style-name="P63"><text:a xlink:type="simple" xlink:href="#__RefHeading___Toc2604_2022601280" text:style-name="Index_20_Link" text:visited-style-name="Index_20_Link">Time Panel<text:tab/>8</text:a></text:p>
          <text:p text:style-name="P64"><text:a xlink:type="simple" xlink:href="#__RefHeading___Toc2606_2022601280" text:style-name="Index_20_Link" text:visited-style-name="Index_20_Link">Lock<text:tab/>8</text:a></text:p>
          <text:p text:style-name="P64"><text:a xlink:type="simple" xlink:href="#__RefHeading___Toc2774_12272911201" text:style-name="Index_20_Link" text:visited-style-name="Index_20_Link">Channel<text:tab/>8</text:a></text:p>
          <text:p text:style-name="P64"><text:a xlink:type="simple" xlink:href="#__RefHeading___Toc2776_12272911201" text:style-name="Index_20_Link" text:visited-style-name="Index_20_Link">Start<text:tab/>8</text:a></text:p>
          <text:p text:style-name="P64"><text:a xlink:type="simple" xlink:href="#__RefHeading___Toc2778_12272911201" text:style-name="Index_20_Link" text:visited-style-name="Index_20_Link">Duration<text:tab/>8</text:a></text:p>
          <text:p text:style-name="P64"><text:a xlink:type="simple" xlink:href="#__RefHeading___Toc2780_12272911201" text:style-name="Index_20_Link" text:visited-style-name="Index_20_Link">End<text:tab/>8</text:a></text:p>
          <text:p text:style-name="P65"><text:a xlink:type="simple" xlink:href="#__RefHeading___Toc2790_12272911201" text:style-name="Index_20_Link" text:visited-style-name="Index_20_Link">Current Frame<text:tab/>8</text:a></text:p>
          <text:p text:style-name="P63"><text:a xlink:type="simple" xlink:href="#__RefHeading___Toc14266_4008109316" text:style-name="Index_20_Link" text:visited-style-name="Index_20_Link">Scene Panel<text:tab/>8</text:a></text:p>
          <text:p text:style-name="P64"><text:a xlink:type="simple" xlink:href="#__RefHeading___Toc278_3681663873" text:style-name="Index_20_Link" text:visited-style-name="Index_20_Link">Scene Property<text:tab/>8</text:a></text:p>
          <text:p text:style-name="P65"><text:a xlink:type="simple" xlink:href="#__RefHeading___Toc280_3681663873" text:style-name="Index_20_Link" text:visited-style-name="Index_20_Link">Scene Browser<text:tab/>8</text:a></text:p>
          <text:p text:style-name="P66"><text:a xlink:type="simple" xlink:href="#__RefHeading___Toc282_3681663873" text:style-name="Index_20_Link" text:visited-style-name="Index_20_Link">Scene edit box<text:tab/>8</text:a></text:p>
          <text:p text:style-name="P66"><text:a xlink:type="simple" xlink:href="#__RefHeading___Toc2516_873026164" text:style-name="Index_20_Link" text:visited-style-name="Index_20_Link"><text:soft-page-break/>Add<text:tab/>9</text:a></text:p>
          <text:p text:style-name="P67"><text:a xlink:type="simple" xlink:href="#__RefHeading___Toc2518_873026164" text:style-name="Index_20_Link" text:visited-style-name="Index_20_Link">New<text:tab/>9</text:a></text:p>
          <text:p text:style-name="P67"><text:a xlink:type="simple" xlink:href="#__RefHeading___Toc2520_873026164" text:style-name="Index_20_Link" text:visited-style-name="Index_20_Link">Copy Settings<text:tab/>9</text:a></text:p>
          <text:p text:style-name="P67"><text:a xlink:type="simple" xlink:href="#__RefHeading___Toc2522_873026164" text:style-name="Index_20_Link" text:visited-style-name="Index_20_Link">Linked Copy<text:tab/>9</text:a></text:p>
          <text:p text:style-name="P67"><text:a xlink:type="simple" xlink:href="#__RefHeading___Toc2524_873026164" text:style-name="Index_20_Link" text:visited-style-name="Index_20_Link">Full Copy<text:tab/>9</text:a></text:p>
          <text:p text:style-name="P66"><text:a xlink:type="simple" xlink:href="#__RefHeading___Toc284_3681663873" text:style-name="Index_20_Link" text:visited-style-name="Index_20_Link">Remove<text:tab/>9</text:a></text:p>
          <text:p text:style-name="P64"><text:a xlink:type="simple" xlink:href="#__RefHeading___Toc286_3681663873" text:style-name="Index_20_Link" text:visited-style-name="Index_20_Link">Input<text:tab/>9</text:a></text:p>
          <text:p text:style-name="P65"><text:a xlink:type="simple" xlink:href="#__RefHeading___Toc288_3681663873" text:style-name="Index_20_Link" text:visited-style-name="Index_20_Link">Input Type Camera<text:tab/>9</text:a></text:p>
          <text:p text:style-name="P66"><text:a xlink:type="simple" xlink:href="#__RefHeading___Toc290_3681663873" text:style-name="Index_20_Link" text:visited-style-name="Index_20_Link">Volume<text:tab/>9</text:a></text:p>
          <text:p text:style-name="P66"><text:a xlink:type="simple" xlink:href="#__RefHeading___Toc292_3681663873" text:style-name="Index_20_Link" text:visited-style-name="Index_20_Link">Camera<text:tab/>9</text:a></text:p>
          <text:p text:style-name="P66"><text:a xlink:type="simple" xlink:href="#__RefHeading___Toc294_3681663873" text:style-name="Index_20_Link" text:visited-style-name="Index_20_Link">Show Grease Pencil<text:tab/>9</text:a></text:p>
          <text:p text:style-name="P66"><text:a xlink:type="simple" xlink:href="#__RefHeading___Toc296_3681663873" text:style-name="Index_20_Link" text:visited-style-name="Index_20_Link">Transparent<text:tab/>9</text:a></text:p>
          <text:p text:style-name="P65"><text:a xlink:type="simple" xlink:href="#__RefHeading___Toc4150_3818087236" text:style-name="Index_20_Link" text:visited-style-name="Index_20_Link">Input type Sequencer<text:tab/>9</text:a></text:p>
          <text:p text:style-name="P66"><text:a xlink:type="simple" xlink:href="#__RefHeading___Toc290_36816638731" text:style-name="Index_20_Link" text:visited-style-name="Index_20_Link">Volume<text:tab/>9</text:a></text:p>
          <text:p text:style-name="P63"><text:a xlink:type="simple" xlink:href="#__RefHeading___Toc14266_40081093161" text:style-name="Index_20_Link" text:visited-style-name="Index_20_Link">Mask Panel<text:tab/>10</text:a></text:p>
          <text:p text:style-name="P64"><text:a xlink:type="simple" xlink:href="#__RefHeading___Toc278_36816638732" text:style-name="Index_20_Link" text:visited-style-name="Index_20_Link">Mask Property<text:tab/>10</text:a></text:p>
          <text:p text:style-name="P65"><text:a xlink:type="simple" xlink:href="#__RefHeading___Toc280_36816638731" text:style-name="Index_20_Link" text:visited-style-name="Index_20_Link">Mask Browser<text:tab/>10</text:a></text:p>
          <text:p text:style-name="P65"><text:a xlink:type="simple" xlink:href="#__RefHeading___Toc282_36816638731" text:style-name="Index_20_Link" text:visited-style-name="Index_20_Link">Mask edit box<text:tab/>10</text:a></text:p>
          <text:p text:style-name="P67"><text:a xlink:type="simple" xlink:href="#__RefHeading___Toc2407_574359648" text:style-name="Index_20_Link" text:visited-style-name="Index_20_Link">Fake User<text:tab/>10</text:a></text:p>
          <text:p text:style-name="P65"><text:a xlink:type="simple" xlink:href="#__RefHeading___Toc284_36816638731" text:style-name="Index_20_Link" text:visited-style-name="Index_20_Link">Remove<text:tab/>10</text:a></text:p>
          <text:p text:style-name="P63"><text:a xlink:type="simple" xlink:href="#__RefHeading___Toc302_3681663873" text:style-name="Index_20_Link" text:visited-style-name="Index_20_Link">Effect Strip Panel<text:tab/>10</text:a></text:p>
          <text:p text:style-name="P64"><text:a xlink:type="simple" xlink:href="#__RefHeading___Toc304_3681663873" text:style-name="Index_20_Link" text:visited-style-name="Index_20_Link">Effect strip type Color Mix<text:tab/>10</text:a></text:p>
          <text:p text:style-name="P65"><text:a xlink:type="simple" xlink:href="#__RefHeading___Toc306_3681663873" text:style-name="Index_20_Link" text:visited-style-name="Index_20_Link">Input 1<text:tab/>10</text:a></text:p>
          <text:p text:style-name="P65"><text:a xlink:type="simple" xlink:href="#__RefHeading___Toc308_3681663873" text:style-name="Index_20_Link" text:visited-style-name="Index_20_Link">Input 2<text:tab/>10</text:a></text:p>
          <text:p text:style-name="P66"><text:a xlink:type="simple" xlink:href="#__RefHeading___Toc310_3681663873" text:style-name="Index_20_Link" text:visited-style-name="Index_20_Link">Swap Strips<text:tab/>11</text:a></text:p>
          <text:p text:style-name="P65"><text:a xlink:type="simple" xlink:href="#__RefHeading___Toc312_3681663873" text:style-name="Index_20_Link" text:visited-style-name="Index_20_Link">Blend Mode<text:tab/>11</text:a></text:p>
          <text:p text:style-name="P65"><text:a xlink:type="simple" xlink:href="#__RefHeading___Toc314_3681663873" text:style-name="Index_20_Link" text:visited-style-name="Index_20_Link">Blend Factor<text:tab/>11</text:a></text:p>
          <text:p text:style-name="P64"><text:a xlink:type="simple" xlink:href="#__RefHeading___Toc316_3681663873" text:style-name="Index_20_Link" text:visited-style-name="Index_20_Link">Effect strip type Text<text:tab/>11</text:a></text:p>
          <text:p text:style-name="P65"><text:a xlink:type="simple" xlink:href="#__RefHeading___Toc318_3681663873" text:style-name="Index_20_Link" text:visited-style-name="Index_20_Link">Text<text:tab/>11</text:a></text:p>
          <text:p text:style-name="P65"><text:a xlink:type="simple" xlink:href="#__RefHeading___Toc320_3681663873" text:style-name="Index_20_Link" text:visited-style-name="Index_20_Link">Wrap Width<text:tab/>11</text:a></text:p>
          <text:p text:style-name="P65"><text:a xlink:type="simple" xlink:href="#__RefHeading___Toc322_3681663873" text:style-name="Index_20_Link" text:visited-style-name="Index_20_Link">Style sub panel<text:tab/>11</text:a></text:p>
          <text:p text:style-name="P66"><text:a xlink:type="simple" xlink:href="#__RefHeading___Toc3417_2752593886" text:style-name="Index_20_Link" text:visited-style-name="Index_20_Link">Font property<text:tab/>11</text:a></text:p>
          <text:p text:style-name="P67"><text:a xlink:type="simple" xlink:href="#__RefHeading___Toc3419_2752593886" text:style-name="Index_20_Link" text:visited-style-name="Index_20_Link">Font browser<text:tab/>11</text:a></text:p>
          <text:p text:style-name="P67"><text:a xlink:type="simple" xlink:href="#__RefHeading___Toc3421_2752593886" text:style-name="Index_20_Link" text:visited-style-name="Index_20_Link">Open<text:tab/>11</text:a></text:p>
          <text:p text:style-name="P67"><text:a xlink:type="simple" xlink:href="#__RefHeading___Toc3423_2752593886" text:style-name="Index_20_Link" text:visited-style-name="Index_20_Link">Font Edit Box<text:tab/>11</text:a></text:p>
          <text:p text:style-name="P67"><text:a xlink:type="simple" xlink:href="#__RefHeading___Toc3425_2752593886" text:style-name="Index_20_Link" text:visited-style-name="Index_20_Link">Fake User<text:tab/>11</text:a></text:p>
          <text:p text:style-name="P67"><text:a xlink:type="simple" xlink:href="#__RefHeading___Toc3427_2752593886" text:style-name="Index_20_Link" text:visited-style-name="Index_20_Link">Open Font<text:tab/>11</text:a></text:p>
          <text:p text:style-name="P67"><text:a xlink:type="simple" xlink:href="#__RefHeading___Toc3429_2752593886" text:style-name="Index_20_Link" text:visited-style-name="Index_20_Link">Remove<text:tab/>12</text:a></text:p>
          <text:p text:style-name="P67"><text:a xlink:type="simple" xlink:href="#__RefHeading___Toc2377_2704993078" text:style-name="Index_20_Link" text:visited-style-name="Index_20_Link">Bold<text:tab/>12</text:a></text:p>
          <text:p text:style-name="P67"><text:a xlink:type="simple" xlink:href="#__RefHeading___Toc2379_2704993078" text:style-name="Index_20_Link" text:visited-style-name="Index_20_Link">Italic<text:tab/>12</text:a></text:p>
          <text:p text:style-name="P66"><text:a xlink:type="simple" xlink:href="#__RefHeading___Toc3431_2752593886" text:style-name="Index_20_Link" text:visited-style-name="Index_20_Link">Size<text:tab/>12</text:a></text:p>
          <text:p text:style-name="P66"><text:a xlink:type="simple" xlink:href="#__RefHeading___Toc3433_2752593886" text:style-name="Index_20_Link" text:visited-style-name="Index_20_Link">Color<text:tab/>12</text:a></text:p>
          <text:p text:style-name="P66"><text:a xlink:type="simple" xlink:href="#__RefHeading___Toc3435_2752593886" text:style-name="Index_20_Link" text:visited-style-name="Index_20_Link">Shadow<text:tab/>12</text:a></text:p>
          <text:p text:style-name="P67"><text:a xlink:type="simple" xlink:href="#__RefHeading___Toc3437_2752593886" text:style-name="Index_20_Link" text:visited-style-name="Index_20_Link">Shadow color<text:tab/>12</text:a></text:p>
          <text:p text:style-name="P66"><text:a xlink:type="simple" xlink:href="#__RefHeading___Toc2434_1509538973" text:style-name="Index_20_Link" text:visited-style-name="Index_20_Link">Box<text:tab/>12</text:a></text:p>
          <text:p text:style-name="P67"><text:a xlink:type="simple" xlink:href="#__RefHeading___Toc2436_1509538973" text:style-name="Index_20_Link" text:visited-style-name="Index_20_Link">Box Color<text:tab/>12</text:a></text:p>
          <text:p text:style-name="P67"><text:a xlink:type="simple" xlink:href="#__RefHeading___Toc2438_1509538973" text:style-name="Index_20_Link" text:visited-style-name="Index_20_Link">Box Margin<text:tab/>12</text:a></text:p>
          <text:p text:style-name="P65"><text:a xlink:type="simple" xlink:href="#__RefHeading___Toc324_3681663873" text:style-name="Index_20_Link" text:visited-style-name="Index_20_Link">Layout sub panel<text:tab/>12</text:a></text:p>
          <text:p text:style-name="P66"><text:a xlink:type="simple" xlink:href="#__RefHeading___Toc3439_2752593886" text:style-name="Index_20_Link" text:visited-style-name="Index_20_Link">Location X/Y<text:tab/>12</text:a></text:p>
          <text:p text:style-name="P66"><text:a xlink:type="simple" xlink:href="#__RefHeading___Toc3441_2752593886" text:style-name="Index_20_Link" text:visited-style-name="Index_20_Link">Anchor X/Y<text:tab/>12</text:a></text:p>
          <text:p text:style-name="P64"><text:a xlink:type="simple" xlink:href="#__RefHeading___Toc3443_2752593886" text:style-name="Index_20_Link" text:visited-style-name="Index_20_Link">Effect strip type Gaussian Blur<text:tab/>13</text:a></text:p>
          <text:p text:style-name="P65"><text:a xlink:type="simple" xlink:href="#__RefHeading___Toc306_36816638731" text:style-name="Index_20_Link" text:visited-style-name="Index_20_Link">Input 1<text:tab/>13</text:a></text:p>
          <text:p text:style-name="P66"><text:a xlink:type="simple" xlink:href="#__RefHeading___Toc3445_2752593886" text:style-name="Index_20_Link" text:visited-style-name="Index_20_Link">Size X<text:tab/>13</text:a></text:p>
          <text:p text:style-name="P66"><text:a xlink:type="simple" xlink:href="#__RefHeading___Toc3447_2752593886" text:style-name="Index_20_Link" text:visited-style-name="Index_20_Link"><text:soft-page-break/>Y<text:tab/>13</text:a></text:p>
          <text:p text:style-name="P64"><text:a xlink:type="simple" xlink:href="#__RefHeading___Toc3449_2752593886" text:style-name="Index_20_Link" text:visited-style-name="Index_20_Link">Effect strip type Multicam<text:tab/>13</text:a></text:p>
          <text:p text:style-name="P65"><text:a xlink:type="simple" xlink:href="#__RefHeading___Toc3451_2752593886" text:style-name="Index_20_Link" text:visited-style-name="Index_20_Link">Source Channel<text:tab/>13</text:a></text:p>
          <text:p text:style-name="P65"><text:a xlink:type="simple" xlink:href="#__RefHeading___Toc3453_2752593886" text:style-name="Index_20_Link" text:visited-style-name="Index_20_Link">Cut to<text:tab/>13</text:a></text:p>
          <text:p text:style-name="P64"><text:a xlink:type="simple" xlink:href="#__RefHeading___Toc3455_2752593886" text:style-name="Index_20_Link" text:visited-style-name="Index_20_Link">Effect strip type Speed Control<text:tab/>13</text:a></text:p>
          <text:p text:style-name="P66"><text:a xlink:type="simple" xlink:href="#__RefHeading___Toc1031_1284564410" text:style-name="Index_20_Link" text:visited-style-name="Index_20_Link">Input<text:tab/>13</text:a></text:p>
          <text:p text:style-name="P66"><text:a xlink:type="simple" xlink:href="#__RefHeading___Toc1033_1284564410" text:style-name="Index_20_Link" text:visited-style-name="Index_20_Link">Speed Control<text:tab/>13</text:a></text:p>
          <text:p text:style-name="P67"><text:a xlink:type="simple" xlink:href="#__RefHeading___Toc1035_1284564410" text:style-name="Index_20_Link" text:visited-style-name="Index_20_Link">Stretch<text:tab/>13</text:a></text:p>
          <text:p text:style-name="P67"><text:a xlink:type="simple" xlink:href="#__RefHeading___Toc1037_1284564410" text:style-name="Index_20_Link" text:visited-style-name="Index_20_Link">Multiply<text:tab/>13</text:a></text:p>
          <text:p text:style-name="P69"><text:a xlink:type="simple" xlink:href="#__RefHeading___Toc1039_1284564410" text:style-name="Index_20_Link" text:visited-style-name="Index_20_Link">Multiply factor<text:tab/>13</text:a></text:p>
          <text:p text:style-name="P67"><text:a xlink:type="simple" xlink:href="#__RefHeading___Toc1041_1284564410" text:style-name="Index_20_Link" text:visited-style-name="Index_20_Link">Frame Number<text:tab/>13</text:a></text:p>
          <text:p text:style-name="P69"><text:a xlink:type="simple" xlink:href="#__RefHeading___Toc1043_1284564410" text:style-name="Index_20_Link" text:visited-style-name="Index_20_Link">Frame number<text:tab/>13</text:a></text:p>
          <text:p text:style-name="P67"><text:a xlink:type="simple" xlink:href="#__RefHeading___Toc1045_1284564410" text:style-name="Index_20_Link" text:visited-style-name="Index_20_Link">Length<text:tab/>14</text:a></text:p>
          <text:p text:style-name="P66"><text:a xlink:type="simple" xlink:href="#__RefHeading___Toc1047_1284564410" text:style-name="Index_20_Link" text:visited-style-name="Index_20_Link">Interpolation<text:tab/>14</text:a></text:p>
          <text:p text:style-name="P64"><text:a xlink:type="simple" xlink:href="#__RefHeading___Toc326_3681663873" text:style-name="Index_20_Link" text:visited-style-name="Index_20_Link">Effect strip type Color<text:tab/>14</text:a></text:p>
          <text:p text:style-name="P65"><text:a xlink:type="simple" xlink:href="#__RefHeading___Toc838_1227291120" text:style-name="Index_20_Link" text:visited-style-name="Index_20_Link">Color Picker<text:tab/>14</text:a></text:p>
          <text:p text:style-name="P64"><text:a xlink:type="simple" xlink:href="#__RefHeading___Toc840_1227291120" text:style-name="Index_20_Link" text:visited-style-name="Index_20_Link">Effect strip type Transform<text:tab/>14</text:a></text:p>
          <text:p text:style-name="P65"><text:a xlink:type="simple" xlink:href="#__RefHeading___Toc844_1227291120" text:style-name="Index_20_Link" text:visited-style-name="Index_20_Link">Input 1<text:tab/>14</text:a></text:p>
          <text:p text:style-name="P65"><text:a xlink:type="simple" xlink:href="#__RefHeading___Toc846_1227291120" text:style-name="Index_20_Link" text:visited-style-name="Index_20_Link">Interpolation<text:tab/>14</text:a></text:p>
          <text:p text:style-name="P65"><text:a xlink:type="simple" xlink:href="#__RefHeading___Toc848_1227291120" text:style-name="Index_20_Link" text:visited-style-name="Index_20_Link">Translation Unit<text:tab/>14</text:a></text:p>
          <text:p text:style-name="P65"><text:a xlink:type="simple" xlink:href="#__RefHeading___Toc850_1227291120" text:style-name="Index_20_Link" text:visited-style-name="Index_20_Link">Position X<text:tab/>14</text:a></text:p>
          <text:p text:style-name="P65"><text:a xlink:type="simple" xlink:href="#__RefHeading___Toc852_1227291120" text:style-name="Index_20_Link" text:visited-style-name="Index_20_Link">Y<text:tab/>14</text:a></text:p>
          <text:p text:style-name="P65"><text:a xlink:type="simple" xlink:href="#__RefHeading___Toc854_1227291120" text:style-name="Index_20_Link" text:visited-style-name="Index_20_Link">Uniform scale<text:tab/>14</text:a></text:p>
          <text:p text:style-name="P65"><text:a xlink:type="simple" xlink:href="#__RefHeading___Toc856_1227291120" text:style-name="Index_20_Link" text:visited-style-name="Index_20_Link">Scale X<text:tab/>14</text:a></text:p>
          <text:p text:style-name="P65"><text:a xlink:type="simple" xlink:href="#__RefHeading___Toc858_1227291120" text:style-name="Index_20_Link" text:visited-style-name="Index_20_Link">Y<text:tab/>14</text:a></text:p>
          <text:p text:style-name="P65"><text:a xlink:type="simple" xlink:href="#__RefHeading___Toc860_1227291120" text:style-name="Index_20_Link" text:visited-style-name="Index_20_Link">Rotation<text:tab/>15</text:a></text:p>
          <text:p text:style-name="P64"><text:a xlink:type="simple" xlink:href="#__RefHeading___Toc922_1227291120" text:style-name="Index_20_Link" text:visited-style-name="Index_20_Link">Effect strip type Glow<text:tab/>15</text:a></text:p>
          <text:p text:style-name="P65"><text:a xlink:type="simple" xlink:href="#__RefHeading___Toc844_12272911201" text:style-name="Index_20_Link" text:visited-style-name="Index_20_Link">Input 1<text:tab/>15</text:a></text:p>
          <text:p text:style-name="P65"><text:a xlink:type="simple" xlink:href="#__RefHeading___Toc924_1227291120" text:style-name="Index_20_Link" text:visited-style-name="Index_20_Link">Threshold<text:tab/>15</text:a></text:p>
          <text:p text:style-name="P65"><text:a xlink:type="simple" xlink:href="#__RefHeading___Toc926_1227291120" text:style-name="Index_20_Link" text:visited-style-name="Index_20_Link">Clamp<text:tab/>15</text:a></text:p>
          <text:p text:style-name="P65"><text:a xlink:type="simple" xlink:href="#__RefHeading___Toc928_1227291120" text:style-name="Index_20_Link" text:visited-style-name="Index_20_Link">Boost Factor<text:tab/>15</text:a></text:p>
          <text:p text:style-name="P65"><text:a xlink:type="simple" xlink:href="#__RefHeading___Toc930_1227291120" text:style-name="Index_20_Link" text:visited-style-name="Index_20_Link">Blur Distance<text:tab/>15</text:a></text:p>
          <text:p text:style-name="P65"><text:a xlink:type="simple" xlink:href="#__RefHeading___Toc932_1227291120" text:style-name="Index_20_Link" text:visited-style-name="Index_20_Link">Quality<text:tab/>15</text:a></text:p>
          <text:p text:style-name="P65"><text:a xlink:type="simple" xlink:href="#__RefHeading___Toc934_1227291120" text:style-name="Index_20_Link" text:visited-style-name="Index_20_Link">Only Boost<text:tab/>15</text:a></text:p>
          <text:p text:style-name="P64"><text:a xlink:type="simple" xlink:href="#__RefHeading___Toc936_1227291120" text:style-name="Index_20_Link" text:visited-style-name="Index_20_Link">Effect strip type Wipe<text:tab/>15</text:a></text:p>
          <text:p text:style-name="P65"><text:a xlink:type="simple" xlink:href="#__RefHeading___Toc306_36816638732" text:style-name="Index_20_Link" text:visited-style-name="Index_20_Link">Input 1<text:tab/>15</text:a></text:p>
          <text:p text:style-name="P65"><text:a xlink:type="simple" xlink:href="#__RefHeading___Toc308_36816638731" text:style-name="Index_20_Link" text:visited-style-name="Index_20_Link">Input 2<text:tab/>15</text:a></text:p>
          <text:p text:style-name="P65"><text:a xlink:type="simple" xlink:href="#__RefHeading___Toc938_1227291120" text:style-name="Index_20_Link" text:visited-style-name="Index_20_Link">Swap Inputs<text:tab/>15</text:a></text:p>
          <text:p text:style-name="P65"><text:a xlink:type="simple" xlink:href="#__RefHeading___Toc940_1227291120" text:style-name="Index_20_Link" text:visited-style-name="Index_20_Link">Transition type<text:tab/>15</text:a></text:p>
          <text:p text:style-name="P65"><text:a xlink:type="simple" xlink:href="#__RefHeading___Toc942_1227291120" text:style-name="Index_20_Link" text:visited-style-name="Index_20_Link">Direction<text:tab/>16</text:a></text:p>
          <text:p text:style-name="P65"><text:a xlink:type="simple" xlink:href="#__RefHeading___Toc944_1227291120" text:style-name="Index_20_Link" text:visited-style-name="Index_20_Link">Blur width<text:tab/>16</text:a></text:p>
          <text:p text:style-name="P65"><text:a xlink:type="simple" xlink:href="#__RefHeading___Toc946_1227291120" text:style-name="Index_20_Link" text:visited-style-name="Index_20_Link">Angle<text:tab/>16</text:a></text:p>
          <text:p text:style-name="P65"><text:a xlink:type="simple" xlink:href="#__RefHeading___Toc948_1227291120" text:style-name="Index_20_Link" text:visited-style-name="Index_20_Link">Default Fade<text:tab/>16</text:a></text:p>
          <text:p text:style-name="P64"><text:a xlink:type="simple" xlink:href="#__RefHeading___Toc950_1227291120" text:style-name="Index_20_Link" text:visited-style-name="Index_20_Link">Effect strip type Alpha over Drop<text:tab/>16</text:a></text:p>
          <text:p text:style-name="P65"><text:a xlink:type="simple" xlink:href="#__RefHeading___Toc306_368166387321" text:style-name="Index_20_Link" text:visited-style-name="Index_20_Link">Input 1<text:tab/>16</text:a></text:p>
          <text:p text:style-name="P65"><text:a xlink:type="simple" xlink:href="#__RefHeading___Toc308_368166387311" text:style-name="Index_20_Link" text:visited-style-name="Index_20_Link">Input 2<text:tab/>16</text:a></text:p>
          <text:p text:style-name="P65"><text:a xlink:type="simple" xlink:href="#__RefHeading___Toc952_1227291120" text:style-name="Index_20_Link" text:visited-style-name="Index_20_Link">Swap Inputs<text:tab/>16</text:a></text:p>
          <text:p text:style-name="P65"><text:a xlink:type="simple" xlink:href="#__RefHeading___Toc954_1227291120" text:style-name="Index_20_Link" text:visited-style-name="Index_20_Link">Default Fade<text:tab/>16</text:a></text:p>
          <text:p text:style-name="P64"><text:a xlink:type="simple" xlink:href="#__RefHeading___Toc956_1227291120" text:style-name="Index_20_Link" text:visited-style-name="Index_20_Link">Effect strip type Multiply<text:tab/>16</text:a></text:p>
          <text:p text:style-name="P65"><text:a xlink:type="simple" xlink:href="#__RefHeading___Toc306_3681663873211" text:style-name="Index_20_Link" text:visited-style-name="Index_20_Link">Input 1<text:tab/>16</text:a></text:p>
          <text:p text:style-name="P65"><text:a xlink:type="simple" xlink:href="#__RefHeading___Toc308_3681663873111" text:style-name="Index_20_Link" text:visited-style-name="Index_20_Link">Input 2<text:tab/>16</text:a></text:p>
          <text:p text:style-name="P65"><text:a xlink:type="simple" xlink:href="#__RefHeading___Toc958_1227291120" text:style-name="Index_20_Link" text:visited-style-name="Index_20_Link">Swap Inputs<text:tab/>16</text:a></text:p>
          <text:p text:style-name="P64"><text:a xlink:type="simple" xlink:href="#__RefHeading___Toc960_1227291120" text:style-name="Index_20_Link" text:visited-style-name="Index_20_Link">Effect strip type Gamma Cross<text:tab/>17</text:a></text:p>
          <text:p text:style-name="P65"><text:a xlink:type="simple" xlink:href="#__RefHeading___Toc306_3681663873212" text:style-name="Index_20_Link" text:visited-style-name="Index_20_Link"><text:soft-page-break/>Input 1<text:tab/>17</text:a></text:p>
          <text:p text:style-name="P65"><text:a xlink:type="simple" xlink:href="#__RefHeading___Toc308_3681663873112" text:style-name="Index_20_Link" text:visited-style-name="Index_20_Link">Input 2<text:tab/>17</text:a></text:p>
          <text:p text:style-name="P65"><text:a xlink:type="simple" xlink:href="#__RefHeading___Toc962_1227291120" text:style-name="Index_20_Link" text:visited-style-name="Index_20_Link">Swap Inputs<text:tab/>17</text:a></text:p>
          <text:p text:style-name="P65"><text:a xlink:type="simple" xlink:href="#__RefHeading___Toc964_1227291120" text:style-name="Index_20_Link" text:visited-style-name="Index_20_Link">Default Fade<text:tab/>17</text:a></text:p>
          <text:p text:style-name="P64"><text:a xlink:type="simple" xlink:href="#__RefHeading___Toc966_1227291120" text:style-name="Index_20_Link" text:visited-style-name="Index_20_Link">Effect strip type Alpha Under<text:tab/>17</text:a></text:p>
          <text:p text:style-name="P65"><text:a xlink:type="simple" xlink:href="#__RefHeading___Toc306_36816638732121" text:style-name="Index_20_Link" text:visited-style-name="Index_20_Link">Input 1<text:tab/>17</text:a></text:p>
          <text:p text:style-name="P65"><text:a xlink:type="simple" xlink:href="#__RefHeading___Toc308_36816638731121" text:style-name="Index_20_Link" text:visited-style-name="Index_20_Link">Input 2<text:tab/>17</text:a></text:p>
          <text:p text:style-name="P65"><text:a xlink:type="simple" xlink:href="#__RefHeading___Toc968_1227291120" text:style-name="Index_20_Link" text:visited-style-name="Index_20_Link">Swap Inputs<text:tab/>17</text:a></text:p>
          <text:p text:style-name="P65"><text:a xlink:type="simple" xlink:href="#__RefHeading___Toc970_1227291120" text:style-name="Index_20_Link" text:visited-style-name="Index_20_Link">Default Fade<text:tab/>17</text:a></text:p>
          <text:p text:style-name="P64"><text:a xlink:type="simple" xlink:href="#__RefHeading___Toc972_1227291120" text:style-name="Index_20_Link" text:visited-style-name="Index_20_Link">Effect strip type Alpha Over<text:tab/>17</text:a></text:p>
          <text:p text:style-name="P65"><text:a xlink:type="simple" xlink:href="#__RefHeading___Toc306_368166387321211" text:style-name="Index_20_Link" text:visited-style-name="Index_20_Link">Input 1<text:tab/>17</text:a></text:p>
          <text:p text:style-name="P65"><text:a xlink:type="simple" xlink:href="#__RefHeading___Toc308_368166387311211" text:style-name="Index_20_Link" text:visited-style-name="Index_20_Link">Input 2<text:tab/>17</text:a></text:p>
          <text:p text:style-name="P65"><text:a xlink:type="simple" xlink:href="#__RefHeading___Toc974_1227291120" text:style-name="Index_20_Link" text:visited-style-name="Index_20_Link">Swap Inputs<text:tab/>17</text:a></text:p>
          <text:p text:style-name="P65"><text:a xlink:type="simple" xlink:href="#__RefHeading___Toc976_1227291120" text:style-name="Index_20_Link" text:visited-style-name="Index_20_Link">Default Fade<text:tab/>18</text:a></text:p>
          <text:p text:style-name="P64"><text:a xlink:type="simple" xlink:href="#__RefHeading___Toc978_1227291120" text:style-name="Index_20_Link" text:visited-style-name="Index_20_Link">Effect strip type Subtract<text:tab/>18</text:a></text:p>
          <text:p text:style-name="P65"><text:a xlink:type="simple" xlink:href="#__RefHeading___Toc306_36816638732111" text:style-name="Index_20_Link" text:visited-style-name="Index_20_Link">Input 1<text:tab/>18</text:a></text:p>
          <text:p text:style-name="P65"><text:a xlink:type="simple" xlink:href="#__RefHeading___Toc308_36816638731111" text:style-name="Index_20_Link" text:visited-style-name="Index_20_Link">Input 2<text:tab/>18</text:a></text:p>
          <text:p text:style-name="P65"><text:a xlink:type="simple" xlink:href="#__RefHeading___Toc980_1227291120" text:style-name="Index_20_Link" text:visited-style-name="Index_20_Link">Swap Inputs<text:tab/>18</text:a></text:p>
          <text:p text:style-name="P64"><text:a xlink:type="simple" xlink:href="#__RefHeading___Toc982_1227291120" text:style-name="Index_20_Link" text:visited-style-name="Index_20_Link">Effect strip type Add<text:tab/>18</text:a></text:p>
          <text:p text:style-name="P65"><text:a xlink:type="simple" xlink:href="#__RefHeading___Toc306_368166387321111" text:style-name="Index_20_Link" text:visited-style-name="Index_20_Link">Input 1<text:tab/>18</text:a></text:p>
          <text:p text:style-name="P65"><text:a xlink:type="simple" xlink:href="#__RefHeading___Toc308_368166387311111" text:style-name="Index_20_Link" text:visited-style-name="Index_20_Link">Input 2<text:tab/>18</text:a></text:p>
          <text:p text:style-name="P65"><text:a xlink:type="simple" xlink:href="#__RefHeading___Toc984_1227291120" text:style-name="Index_20_Link" text:visited-style-name="Index_20_Link">Swap Inputs<text:tab/>18</text:a></text:p>
          <text:p text:style-name="P64"><text:a xlink:type="simple" xlink:href="#__RefHeading___Toc986_1227291120" text:style-name="Index_20_Link" text:visited-style-name="Index_20_Link">Effect strip type Crossfade<text:tab/>18</text:a></text:p>
          <text:p text:style-name="P65"><text:a xlink:type="simple" xlink:href="#__RefHeading___Toc306_3681663873212111" text:style-name="Index_20_Link" text:visited-style-name="Index_20_Link">Input 1<text:tab/>18</text:a></text:p>
          <text:p text:style-name="P65"><text:a xlink:type="simple" xlink:href="#__RefHeading___Toc308_3681663873112111" text:style-name="Index_20_Link" text:visited-style-name="Index_20_Link">Input 2<text:tab/>18</text:a></text:p>
          <text:p text:style-name="P65"><text:a xlink:type="simple" xlink:href="#__RefHeading___Toc988_1227291120" text:style-name="Index_20_Link" text:visited-style-name="Index_20_Link">Swap Inputs<text:tab/>18</text:a></text:p>
          <text:p text:style-name="P65"><text:a xlink:type="simple" xlink:href="#__RefHeading___Toc990_1227291120" text:style-name="Index_20_Link" text:visited-style-name="Index_20_Link">Default Fade<text:tab/>18</text:a></text:p>
          <text:p text:style-name="P63"><text:a xlink:type="simple" xlink:href="#__RefHeading___Toc4992_1210455647" text:style-name="Index_20_Link" text:visited-style-name="Index_20_Link">Custom Properties Panel<text:tab/>19</text:a></text:p>
          <text:p text:style-name="P64"><text:a xlink:type="simple" xlink:href="#__RefHeading___Toc4994_1210455647" text:style-name="Index_20_Link" text:visited-style-name="Index_20_Link">Add<text:tab/>19</text:a></text:p>
          <text:p text:style-name="P64"><text:a xlink:type="simple" xlink:href="#__RefHeading___Toc4996_1210455647" text:style-name="Index_20_Link" text:visited-style-name="Index_20_Link">Edit<text:tab/>19</text:a></text:p>
          <text:p text:style-name="P64"><text:a xlink:type="simple" xlink:href="#__RefHeading___Toc4998_1210455647" text:style-name="Index_20_Link" text:visited-style-name="Index_20_Link">Remove<text:tab/>19</text:a></text:p>
        </text:index-body>
      </text:table-of-content>
      <text:p text:style-name="P14"/>
      <text:p text:style-name="P14"/>
      <text:p text:style-name="P14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0" text:outline-level="1"><text:bookmark-start text:name="__RefHeading___Toc3654_4126228218"/><text:span text:style-name="T9">S</text:span><text:span text:style-name="T11">trip</text:span><text:span text:style-name="T9"> Tab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73" text:anchor-type="paragraph" svg:y="0.1035in" svg:width="1.811in" svg:height="1.5398in" draw:z-index="0"><draw:image xlink:href="Pictures/100000010000010F000000E7EB5A87D1832E4CC7.png" xlink:type="simple" xlink:show="embed" xlink:actuate="onLoad" draw:mime-type="image/png"/></draw:frame>T<text:span text:style-name="T29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5"/>
      <text:p text:style-name="P5"/>
      <text:p text:style-name="P4"/>
      <text:p text:style-name="P4"/>
      <text:h text:style-name="Heading_20_2" text:outline-level="2"><draw:frame draw:style-name="fr1" draw:name="Bild12" text:anchor-type="paragraph" svg:y="0.1035in" svg:width="1.6728in" svg:height="0.2402in" draw:z-index="1"><draw:image xlink:href="Pictures/10000001000000FB00000024892A6F384ACF9504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6">In the strip tab header you will see an icon for the current strip type. The name of the strip. And a checkbox to set this strip active.</text:p>
      <text:p text:style-name="P6"><text:soft-page-break/>The strip can be renamed by double clicking left into the edit box.</text:p>
      <text:p text:style-name="P45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81" text:outline-level="1"><text:bookmark-start text:name="__RefHeading___Toc1007_12272911201"/><text:span text:style-name="T15">Compositing</text:span><text:span text:style-name="T9"> P</text:span><text:span text:style-name="T10">anel</text:span><text:bookmark-end text:name="__RefHeading___Toc1007_12272911201"/></text:h>
          </table:table-cell>
        </table:table-row>
      </table:table>
      <text:p text:style-name="P15"><draw:frame draw:style-name="fr3" draw:name="Bild57" text:anchor-type="paragraph" svg:x="5.6972in" svg:y="0.2689in" svg:width="1.6811in" svg:height="0.5472in" draw:z-index="45"><draw:image xlink:href="Pictures/10000001000000FC00000052998F8EC4DFEF2D87.png" xlink:type="simple" xlink:show="embed" xlink:actuate="onLoad" draw:mime-type="image/png"/></draw:frame><text:bookmark-start text:name="__RefHeading___Toc1009_12272911201"/><text:bookmark-end text:name="__RefHeading___Toc1009_12272911201"/></text:p>
      <text:h text:style-name="P101" text:outline-level="3"><text:bookmark-start text:name="__RefHeading___Toc2746_12272911201"/>Blend<text:bookmark-end text:name="__RefHeading___Toc2746_12272911201"/></text:h>
      <text:p text:style-name="P46">The blend method to control how the strip combines with other strips.</text:p>
      <text:h text:style-name="P101" text:outline-level="3"><text:bookmark-start text:name="__RefHeading___Toc2748_12272911201"/>Opacity<text:bookmark-end text:name="__RefHeading___Toc2748_12272911201"/></text:h>
      <text:p text:style-name="P46">How much the strip color affects other strips.</text:p>
      <text:p text:style-name="P46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81" text:outline-level="1"><text:bookmark-start text:name="__RefHeading___Toc2594_2022601280"/><text:span text:style-name="T15">Transform</text:span><text:span text:style-name="T9"> P</text:span><text:span text:style-name="T10">anel</text:span><text:bookmark-end text:name="__RefHeading___Toc2594_2022601280"/></text:h>
          </table:table-cell>
        </table:table-row>
      </table:table>
      <text:h text:style-name="P16" text:outline-level="4"><draw:frame draw:style-name="fr3" draw:name="Bild54" text:anchor-type="paragraph" svg:x="5.7492in" svg:y="0.2228in" svg:width="1.6339in" svg:height="1.3583in" draw:z-index="46"><draw:image xlink:href="Pictures/10000001000000F5000000CCA7CEF06B38B6BBED.png" xlink:type="simple" xlink:show="embed" xlink:actuate="onLoad" draw:mime-type="image/png"/></draw:frame></text:h>
      <text:p text:style-name="P17"/>
      <text:p text:style-name="P17"/>
      <text:p text:style-name="P17"/>
      <text:p text:style-name="P17"/>
      <text:h text:style-name="Heading_20_2" text:outline-level="2"><draw:frame draw:style-name="fr1" draw:name="Bild53" text:anchor-type="paragraph" svg:y="0.2228in" svg:width="1.0398in" svg:height="0.6811in" draw:z-index="57"><draw:image xlink:href="Pictures/100000010000009C000000665DDAB19192AD207B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71">Filter type to use for transformations.</text:p>
      <text:h text:style-name="Heading_20_2" text:outline-level="2"><text:bookmark-start text:name="__RefHeading___Toc2596_2022601280"/>Position X<text:bookmark-end text:name="__RefHeading___Toc2596_2022601280"/></text:h>
      <text:p text:style-name="P47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18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6">F<text:span text:style-name="T35">lip on the X and/or Y axis.</text:span></text:p>
      <text:p text:style-name="P46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81" text:outline-level="1"><text:bookmark-start text:name="__RefHeading___Toc2600_2022601280"/><text:span text:style-name="T15">Video</text:span><text:span text:style-name="T9"> P</text:span><text:span text:style-name="T10">anel</text:span><text:bookmark-end text:name="__RefHeading___Toc2600_2022601280"/></text:h>
          </table:table-cell>
        </table:table-row>
      </table:table>
      <text:p text:style-name="P19"/>
      <text:h text:style-name="P101" text:outline-level="3"><draw:frame draw:style-name="fr3" draw:name="Bild59" text:anchor-type="paragraph" svg:x="5.6972in" svg:y="0.2689in" svg:width="1.661in" svg:height="0.5472in" draw:z-index="47"><draw:image xlink:href="Pictures/10000001000000F900000052B07877D8AEDCBCDB.png" xlink:type="simple" xlink:show="embed" xlink:actuate="onLoad" draw:mime-type="image/png"/></draw:frame><text:bookmark-start text:name="__RefHeading___Toc2760_12272911201"/><text:soft-page-break/>Strobe<text:bookmark-end text:name="__RefHeading___Toc2760_12272911201"/></text:h>
      <text:p text:style-name="P47">Don't display every frame, but just every nth frame.</text:p>
      <text:h text:style-name="P101" text:outline-level="3"><text:bookmark-start text:name="__RefHeading___Toc2766_12272911201"/>Reverse Frames<text:bookmark-end text:name="__RefHeading___Toc2766_12272911201"/></text:h>
      <text:p text:style-name="P52">Reverse the frame order.</text:p>
      <text:p text:style-name="P5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82" text:outline-level="1"><text:bookmark-start text:name="__RefHeading___Toc2602_2022601280"/><text:span text:style-name="T16">Color</text:span><text:span text:style-name="T9"> P</text:span><text:span text:style-name="T10">anel</text:span><text:bookmark-end text:name="__RefHeading___Toc2602_2022601280"/></text:h>
          </table:table-cell>
        </table:table-row>
      </table:table>
      <text:p text:style-name="P20"/>
      <text:h text:style-name="Heading_20_2" text:outline-level="2"><text:bookmark-start text:name="__RefHeading___Toc2768_12272911201"/>Saturation<draw:frame draw:style-name="fr6" draw:name="Image1" text:anchor-type="char" svg:x="5.3028in" svg:y="0.0252in" svg:width="2.1244in" svg:height="1.1354in" draw:z-index="58"><draw:image xlink:href="Pictures/10000001000001120000008FEF4C43C111ED5211.png" xlink:type="simple" xlink:show="embed" xlink:actuate="onLoad" draw:mime-type="image/png"/></draw:frame><text:bookmark-end text:name="__RefHeading___Toc2768_12272911201"/></text:h>
      <text:p text:style-name="P53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53">Multiply colors by this factor.</text:p>
      <text:h text:style-name="P87" text:outline-level="2"><text:bookmark-start text:name="__RefHeading___Toc2772_12272911201"/>Multiply Alpha<text:bookmark-end text:name="__RefHeading___Toc2772_12272911201"/></text:h>
      <text:p text:style-name="P72">Multiply Alpha along with color channels.</text:p>
      <text:h text:style-name="P88" text:outline-level="2"><text:bookmark-start text:name="__RefHeading___Toc2772_12272911201 Copy 1"/>Convert to Float<text:bookmark-end text:name="__RefHeading___Toc2772_12272911201 Copy 1"/></text:h>
      <text:p text:style-name="P54">Convert input to float data.</text:p>
      <text:p text:style-name="P54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83" text:outline-level="1"><text:bookmark-start text:name="__RefHeading___Toc2602_20226012801"/><text:span text:style-name="T17">Sound</text:span><text:span text:style-name="T9"> P</text:span><text:span text:style-name="T10">anel</text:span><text:bookmark-end text:name="__RefHeading___Toc2602_20226012801"/></text:h>
          </table:table-cell>
        </table:table-row>
      </table:table>
      <text:p text:style-name="P23"><draw:frame draw:style-name="fr3" draw:name="Bild49" text:anchor-type="paragraph" svg:x="5.6972in" svg:y="0.2689in" svg:width="1.6811in" svg:height="1.028in" draw:z-index="55"><draw:image xlink:href="Pictures/10000001000000FC0000009A2B0B5BB73637EA7E.png" xlink:type="simple" xlink:show="embed" xlink:actuate="onLoad" draw:mime-type="image/png"/></draw:frame></text:p>
      <text:p text:style-name="P23">This panel shows with an audio clip selected.</text:p>
      <text:h text:style-name="P89" text:outline-level="2"><text:bookmark-start text:name="__RefHeading___Toc2772_122729112011"/>Volume<text:bookmark-end text:name="__RefHeading___Toc2772_122729112011"/></text:h>
      <text:p text:style-name="P24">The volume of the audio clip.</text:p>
      <text:h text:style-name="Heading_20_2" text:outline-level="2"><text:bookmark-start text:name="__RefHeading___Toc3645_3606598005"/>Pitch<text:bookmark-end text:name="__RefHeading___Toc3645_3606598005"/></text:h>
      <text:p text:style-name="P24">The pitch of the audio clip.</text:p>
      <text:h text:style-name="Heading_20_2" text:outline-level="2"><text:bookmark-start text:name="__RefHeading___Toc3647_3606598005"/>Pan<text:bookmark-end text:name="__RefHeading___Toc3647_3606598005"/></text:h>
      <text:p text:style-name="P24">When mono, the pan of the audio clip.</text:p>
      <text:h text:style-name="P90" text:outline-level="2"><text:bookmark-start text:name="__RefHeading___Toc2515_938127262"/>Mono<text:bookmark-end text:name="__RefHeading___Toc2515_938127262"/></text:h>
      <text:p text:style-name="P25">Set the audio clip to mono<text:span text:style-name="T43">.</text:span></text:p>
      <text:h text:style-name="P90" text:outline-level="2"><text:bookmark-start text:name="__RefHeading___Toc2770_122729112011"/><text:soft-page-break/>Display Waveform <text:bookmark-end text:name="__RefHeading___Toc2770_122729112011"/></text:h>
      <text:p text:style-name="P25">Display the waveform in the clip.</text:p>
      <text:p text:style-name="P53"/>
      <text:p text:style-name="P53"/>
      <text:p text:style-name="P53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82" text:outline-level="1"><text:bookmark-start text:name="__RefHeading___Toc2604_2022601280"/><text:span text:style-name="T16">Time </text:span><text:span text:style-name="T9">P</text:span><text:span text:style-name="T10">anel</text:span><text:bookmark-end text:name="__RefHeading___Toc2604_2022601280"/></text:h>
          </table:table-cell>
        </table:table-row>
      </table:table>
      <text:p text:style-name="P20"/>
      <text:p text:style-name="P20"><draw:frame draw:style-name="fr5" draw:name="Image2" text:anchor-type="char" svg:x="5.3008in" svg:y="0.0193in" svg:width="2.1492in" svg:height="2.5563in" draw:z-index="59"><draw:image xlink:href="Pictures/10000000000000F3000001210D78DE9E4A68DC1E.png" xlink:type="simple" xlink:show="embed" xlink:actuate="onLoad" draw:mime-type="image/png"/></draw:frame></text:p>
      <text:p text:style-name="P21">Time related settings<text:span text:style-name="T36">.</text:span></text:p>
      <text:h text:style-name="P91" text:outline-level="2"><text:bookmark-start text:name="__RefHeading___Toc2606_2022601280"/>Lock<text:bookmark-end text:name="__RefHeading___Toc2606_2022601280"/></text:h>
      <text:p text:style-name="P75">Lock strip so that it cannot be transformed.</text:p>
      <text:h text:style-name="P92" text:outline-level="2"><text:bookmark-start text:name="__RefHeading___Toc2606_2022601280 Copy 1"/>Show Retiming Keys<text:bookmark-end text:name="__RefHeading___Toc2606_2022601280 Copy 1"/></text:h>
      <text:p text:style-name="P76">This toggles the overlay and retiming state of a Movie or Image Sequence strip. <text:span text:style-name="T46">For more information, refer to chapter </text:span><text:span text:style-name="T45">Editors - Video Sequence Editor - Header - Strip Menu </text:span><text:span text:style-name="T46">retiming section.</text:span></text:p>
      <text:p text:style-name="P73"><text:span text:style-name="T44">Note:</text:span> To retime a strip, select a Movie or Image Sequence strip. </text:p>
      <text:h text:style-name="Heading_20_2" text:outline-level="2"><text:bookmark-start text:name="__RefHeading___Toc2774_12272911201"/>Channel<text:bookmark-end text:name="__RefHeading___Toc2774_12272911201"/></text:h>
      <text:p text:style-name="P21">The channel of the strip<text:span text:style-name="T36">.</text:span></text:p>
      <text:h text:style-name="Heading_20_2" text:outline-level="2"><text:bookmark-start text:name="__RefHeading___Toc2776_12272911201"/>Start<text:bookmark-end text:name="__RefHeading___Toc2776_12272911201"/></text:h>
      <text:p text:style-name="P53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53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53">The end frame of the strip.</text:p>
      <text:h text:style-name="P102" text:outline-level="3"><text:bookmark-start text:name="__RefHeading___Toc2790_12272911201 Copy 1"/>Strip Offset Start<text:bookmark-end text:name="__RefHeading___Toc2790_12272911201 Copy 1"/></text:h>
      <text:p text:style-name="P74">The strip offset start. This offsets the beginning of the strip in the timeline. </text:p>
      <text:h text:style-name="P102" text:outline-level="3"><text:bookmark-start text:name="__RefHeading___Toc2790_12272911201 Copy 1 Copy 1"/>End<text:bookmark-end text:name="__RefHeading___Toc2790_12272911201 Copy 1 Copy 1"/></text:h>
      <text:p text:style-name="P74">The strip offset end. This offsets the end of the strip in the timeline. </text:p>
      <text:h text:style-name="P102" text:outline-level="3"><text:bookmark-start text:name="__RefHeading___Toc2790_12272911201 Copy 1 Copy 2"/><text:soft-page-break/>Hold Offset Start<text:bookmark-end text:name="__RefHeading___Toc2790_12272911201 Copy 1 Copy 2"/></text:h>
      <text:p text:style-name="P74">Animation start offset (trim start)</text:p>
      <text:h text:style-name="P102" text:outline-level="3"><text:bookmark-start text:name="__RefHeading___Toc2790_12272911201 Copy 1 Copy 1 Copy 1"/>End<text:bookmark-end text:name="__RefHeading___Toc2790_12272911201 Copy 1 Copy 1 Copy 1"/></text:h>
      <text:p text:style-name="P74">Animation end offset (trim end)</text:p>
      <text:h text:style-name="P103" text:outline-level="3"><text:bookmark-start text:name="__RefHeading___Toc2790_12272911201"/>Current Frame<text:bookmark-end text:name="__RefHeading___Toc2790_12272911201"/></text:h>
      <text:p text:style-name="P53">Info box that displays the position of the frame cursor <text:span text:style-name="T47">at the current frame</text:span>.</text:p>
      <text:p text:style-name="P20"/>
      <text:p text:style-name="P2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9">S</text:span><text:span text:style-name="T12">cene</text:span><text:span text:style-name="T9"> P</text:span><text:span text:style-name="T10">anel</text:span><text:bookmark-end text:name="__RefHeading___Toc14266_4008109316"/></text:h>
          </table:table-cell>
        </table:table-row>
      </table:table>
      <text:p text:style-name="Text_20_body"/>
      <text:p text:style-name="P27"><draw:frame draw:style-name="fr1" draw:name="Bild1" text:anchor-type="paragraph" svg:y="-0.0701in" svg:width="1.6138in" svg:height="1.4134in" draw:z-index="2"><draw:image xlink:href="Pictures/10000001000000F2000000D454E81853EDA34F21.png" xlink:type="simple" xlink:show="embed" xlink:actuate="onLoad" draw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1" draw:name="Bild2" text:anchor-type="paragraph" svg:y="0.1201in" svg:width="1.8189in" svg:height="0.6256in" draw:z-index="3"><draw:image xlink:href="Pictures/10000001000001110000005EDC1163A73A6B5F72.png" xlink:type="simple" xlink:show="embed" xlink:actuate="onLoad" draw:mime-type="image/png"/></draw:frame><text:bookmark-start text:name="__RefHeading___Toc280_3681663873"/>Scene Browser<text:bookmark-end text:name="__RefHeading___Toc280_3681663873"/></text:h>
      <text:p text:style-name="P27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9">The name of the scene. It can be renamed by double clicking into the edit box.</text:p>
      <text:h text:style-name="Heading_20_4" text:outline-level="4"><draw:frame draw:style-name="fr1" draw:name="Bild50" text:anchor-type="paragraph" svg:y="0.1201in" svg:width="1.2083in" svg:height="0.8346in" draw:z-index="56"><draw:image xlink:href="Pictures/10000001000000B50000007D56940614A01A06D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70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70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70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70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70">Make a full copy of the current scene.</text:p>
      <text:p text:style-name="P70"/>
      <text:h text:style-name="Heading_20_4" text:outline-level="4"><text:bookmark-start text:name="__RefHeading___Toc284_3681663873"/><text:soft-page-break/>Remove<text:bookmark-end text:name="__RefHeading___Toc284_3681663873"/></text:h>
      <text:p text:style-name="P9">Remove the scene as the active one. Note that the scene is still available in the scene browser.</text:p>
      <text:h text:style-name="Heading_20_2" text:outline-level="2"><draw:frame draw:style-name="fr1" draw:name="Bild3" text:anchor-type="paragraph" svg:y="0.2689in" svg:width="0.9366in" svg:height="0.5398in" draw:z-index="4"><draw:image xlink:href="Pictures/100000010000008D000000512B600F443C3F79DB.png" xlink:type="simple" xlink:show="embed" xlink:actuate="onLoad" draw:mime-type="image/png"/></draw:frame><text:bookmark-start text:name="__RefHeading___Toc286_3681663873"/>Inpu<text:span text:style-name="T30">t</text:span><text:bookmark-end text:name="__RefHeading___Toc286_3681663873"/></text:h>
      <text:p text:style-name="P9">Type of input to use. The camera of the scene. Or a file from the sequencer in this scene.</text:p>
      <text:p text:style-name="P9"/>
      <text:h text:style-name="P104" text:outline-level="3"><draw:frame draw:style-name="fr1" draw:name="Bild4" text:anchor-type="paragraph" svg:y="0.0472in" svg:width="1.661in" svg:height="0.9925in" draw:z-index="5"><draw:image xlink:href="Pictures/10000001000000F900000095A144321F3D52CBC1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30">.</text:span></text:p>
      <text:h text:style-name="Heading_20_4" text:outline-level="4"><draw:frame draw:style-name="fr3" draw:name="Bild5" text:anchor-type="paragraph" svg:x="5.6181in" svg:y="0.1602in" svg:width="1.7445in" svg:height="0.4689in" draw:z-index="6"><draw:image xlink:href="Pictures/1000000100000106000000462283B36F268EB22D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9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9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9">Use a transparent background.</text:p>
      <text:h text:style-name="Heading_20_3" text:outline-level="3"><draw:frame draw:style-name="fr1" draw:name="Bild43" text:anchor-type="paragraph" svg:y="0.0472in" svg:width="1.6654in" svg:height="0.378in" draw:z-index="49"><draw:image xlink:href="Pictures/10000001000000FA000000396F96097CA69B905A.png" xlink:type="simple" xlink:show="embed" xlink:actuate="onLoad" draw:mime-type="image/png"/></draw:frame><text:bookmark-start text:name="__RefHeading___Toc4150_3818087236"/>Input type Sequencer<text:bookmark-end text:name="__RefHeading___Toc4150_3818087236"/></text:h>
      <text:h text:style-name="P56" text:outline-level="4"><text:bookmark-start text:name="__RefHeading___Toc290_36816638731"/>Volume<text:bookmark-end text:name="__RefHeading___Toc290_36816638731"/></text:h>
      <text:p text:style-name="P55">The audio volume<text:span text:style-name="T30">.</text:span></text:p>
      <text:p text:style-name="P50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84" text:outline-level="1"><text:bookmark-start text:name="__RefHeading___Toc14266_40081093161"/><text:span text:style-name="T9">M</text:span><text:span text:style-name="T14">ask</text:span><text:span text:style-name="T9"> P</text:span><text:span text:style-name="T10">anel</text:span><text:bookmark-end text:name="__RefHeading___Toc14266_40081093161"/></text:h>
          </table:table-cell>
        </table:table-row>
      </table:table>
      <text:p text:style-name="P50"/>
      <text:p text:style-name="P26"><draw:frame draw:style-name="fr1" draw:name="Bild55" text:anchor-type="paragraph" svg:y="0.1035in" svg:width="1.6846in" svg:height="0.5783in" draw:z-index="43"><draw:image xlink:href="Pictures/10000001000000FD0000005761AF855E89BE10C5.png" xlink:type="simple" xlink:show="embed" xlink:actuate="onLoad" draw:mime-type="image/png"/></draw:frame>This panel just shows with strip type Mask.</text:p>
      <text:h text:style-name="P93" text:outline-level="2"><text:bookmark-start text:name="__RefHeading___Toc278_36816638732"/><text:span text:style-name="T27">Mask</text:span> Property<text:bookmark-end text:name="__RefHeading___Toc278_36816638732"/></text:h>
      <text:h text:style-name="P105" text:outline-level="3"><draw:frame draw:style-name="fr1" draw:name="Bild56" text:anchor-type="paragraph" svg:y="0.1035in" svg:width="1.752in" svg:height="0.4252in" draw:z-index="44"><draw:image xlink:href="Pictures/1000000100000107000000400EA91BA46AF457D4.png" xlink:type="simple" xlink:show="embed" xlink:actuate="onLoad" draw:mime-type="image/png"/></draw:frame><text:bookmark-start text:name="__RefHeading___Toc280_36816638731"/><text:span text:style-name="T20">Mask</text:span> Browser<text:bookmark-end text:name="__RefHeading___Toc280_36816638731"/></text:h>
      <text:p text:style-name="P26">A mask browser that contains the available masks in the file.</text:p>
      <text:h text:style-name="P105" text:outline-level="3"><text:bookmark-start text:name="__RefHeading___Toc282_36816638731"/><text:span text:style-name="T20">Mask</text:span> edit box<text:bookmark-end text:name="__RefHeading___Toc282_36816638731"/></text:h>
      <text:p text:style-name="P11">The name of the scene. It can be renamed by double clicking into the edit box.</text:p>
      <text:h text:style-name="P111" text:outline-level="5"><text:bookmark-start text:name="__RefHeading___Toc2407_574359648"/>Fake User<text:bookmark-end text:name="__RefHeading___Toc2407_574359648"/></text:h>
      <text:p text:style-name="P37">Assign a fake user to this mask. Fake users is a odd concept to keep data in the scene even if it has no user somewhere. The fake user is then a dummy user so that the object is not deleted when saving the scene.</text:p>
      <text:h text:style-name="P105" text:outline-level="3"><text:bookmark-start text:name="__RefHeading___Toc284_36816638731"/><text:soft-page-break/>Remove<text:bookmark-end text:name="__RefHeading___Toc284_36816638731"/></text:h>
      <text:p text:style-name="P11">Remove the scene as the active one. Note that the scene is still available in the scene browser.</text:p>
      <text:p text:style-name="P5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5" text:outline-level="1"><text:bookmark-start text:name="__RefHeading___Toc302_3681663873"/><text:span text:style-name="T9">E</text:span><text:span text:style-name="T13">ffect Strip</text:span><text:span text:style-name="T9"> P</text:span><text:span text:style-name="T10">anel</text:span><text:bookmark-end text:name="__RefHeading___Toc302_3681663873"/></text:h>
          </table:table-cell>
        </table:table-row>
      </table:table>
      <text:p text:style-name="P7"><draw:frame draw:style-name="fr1" draw:name="Bild8" text:anchor-type="paragraph" svg:y="0.1736in" svg:width="1.661in" svg:height="1.661in" draw:z-index="8"><draw:image xlink:href="Pictures/10000001000000F9000000F919C5CA52A6C10A7D.png" xlink:type="simple" xlink:show="embed" xlink:actuate="onLoad" draw:mime-type="image/png"/></draw:frame><draw:frame draw:style-name="fr3" draw:name="Bild6" text:anchor-type="paragraph" svg:x="2.898in" svg:y="0.1693in" svg:width="2.1138in" svg:height="1.5in" draw:z-index="48"><draw:image xlink:href="Pictures/100000010000013D000000E13E2655FF8B9BA34E.png" xlink:type="simple" xlink:show="embed" xlink:actuate="onLoad" draw:mime-type="image/png"/></draw:frame></text:p>
      <text:p text:style-name="P8">Settings for the single effect strip<text:span text:style-name="T31"> typ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94" text:outline-level="2"><draw:frame draw:style-name="fr1" draw:name="Bild9" text:anchor-type="paragraph" svg:y="0.1972in" svg:width="1.661in" svg:height="0.9217in" draw:z-index="9"><draw:image xlink:href="Pictures/10000001000000F90000008A1BA0A5932BB942D3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9">The first strip.</text:p>
      <text:h text:style-name="Heading_20_3" text:outline-level="3"><text:bookmark-start text:name="__RefHeading___Toc308_3681663873"/>Input 2<text:bookmark-end text:name="__RefHeading___Toc308_3681663873"/></text:h>
      <text:p text:style-name="P29">The second strip.</text:p>
      <text:p text:style-name="P29"/>
      <text:p text:style-name="P29"/>
      <text:h text:style-name="Heading_20_4" text:outline-level="4"><text:bookmark-start text:name="__RefHeading___Toc310_3681663873"/>Swap Strips<text:bookmark-end text:name="__RefHeading___Toc310_3681663873"/></text:h>
      <text:p text:style-name="P29"><draw:frame draw:style-name="fr1" draw:name="Bild10" text:anchor-type="paragraph" svg:y="0.0362in" svg:width="1.6846in" svg:height="2.1811in" draw:z-index="10"><draw:image xlink:href="Pictures/10000001000000FD00000147FBAC0610CFA75E65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9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9">The blend factor. 1.000 means 100%.</text:p>
      <text:p text:style-name="P10"/>
      <text:h text:style-name="P95" text:outline-level="2"><draw:frame draw:style-name="fr1" draw:name="Bild11" text:anchor-type="paragraph" svg:y="0.2937in" svg:width="1.6811in" svg:height="0.9689in" draw:z-index="11"><draw:image xlink:href="Pictures/10000001000000FC000000910081D7E01BAE7D30.png" xlink:type="simple" xlink:show="embed" xlink:actuate="onLoad" draw:mime-type="image/png"/></draw:frame><text:bookmark-start text:name="__RefHeading___Toc316_3681663873"/>Effect strip type <text:span text:style-name="T21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8">The text <text:span text:style-name="T32">to </text:span>displayed.</text:p>
      <text:h text:style-name="Heading_20_3" text:outline-level="3"><text:bookmark-start text:name="__RefHeading___Toc320_3681663873"/>Wrap Wi<text:span text:style-name="T32">dth</text:span><text:bookmark-end text:name="__RefHeading___Toc320_3681663873"/></text:h>
      <text:p text:style-name="P34">World wrap width as factor. Zero disables the wrap.</text:p>
      <text:h text:style-name="Heading_20_3" text:outline-level="3"><draw:frame draw:style-name="fr4" draw:name="Bild13" text:anchor-type="paragraph" svg:y="0.1972in" svg:width="1.661in" svg:height="1.0193in" draw:z-index="12"><draw:image xlink:href="Pictures/10000001000000F9000000999306545A8A0985FF.png" xlink:type="simple" xlink:show="embed" xlink:actuate="onLoad" draw:mime-type="image/png"/></draw:frame><text:bookmark-start text:name="__RefHeading___Toc322_3681663873"/><text:soft-page-break/>Style sub panel<text:bookmark-end text:name="__RefHeading___Toc322_3681663873"/></text:h>
      <text:p text:style-name="P34"/>
      <text:p text:style-name="P34"/>
      <text:p text:style-name="P34"/>
      <text:p text:style-name="P34"/>
      <text:h text:style-name="Heading_20_4" text:outline-level="4"><draw:frame draw:style-name="fr1" draw:name="Bild18" text:anchor-type="paragraph" svg:y="-0.0339in" svg:width="1.661in" svg:height="0.2083in" draw:z-index="17"><draw:image xlink:href="Pictures/10000001000000F90000001FB69ABECBD89C29C5.png" xlink:type="simple" xlink:show="embed" xlink:actuate="onLoad" draw:mime-type="image/png"/></draw:frame><draw:frame draw:style-name="fr3" draw:name="Bild17" text:anchor-type="paragraph" svg:x="5.7016in" svg:y="0.2528in" svg:width="1.6654in" svg:height="0.252in" draw:z-index="16"><draw:image xlink:href="Pictures/10000001000000FA00000026C5A693E1D62BF77C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36">When no font is loaded then the internal font is used.</text:p>
      <text:h text:style-name="Heading_20_5" text:outline-level="5"><draw:frame draw:style-name="fr1" draw:name="Bild19" text:anchor-type="paragraph" svg:y="-0.0055in" svg:width="1.6929in" svg:height="0.5783in" draw:z-index="18"><draw:image xlink:href="Pictures/10000001000000FE000000576944714F5339FF14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35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36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36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6">Assign a fake user to this font. Fake users is an odd concept to keep data in the scene even if it has no user somewhere. The fake user is then a dummy user so that the object is not deleted when saving the scene. </text:p>
      <text:h text:style-name="P112" text:outline-level="5"><text:bookmark-start text:name="__RefHeading___Toc3427_2752593886"/>Open<text:span text:style-name="T33"> Font</text:span><text:bookmark-end text:name="__RefHeading___Toc3427_2752593886"/></text:h>
      <text:p text:style-name="P36">Load a font.</text:p>
      <text:h text:style-name="Heading_20_5" text:outline-level="5"><text:bookmark-start text:name="__RefHeading___Toc3429_2752593886"/>Remove<text:bookmark-end text:name="__RefHeading___Toc3429_2752593886"/></text:h>
      <text:p text:style-name="P36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58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58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28">Size of the text.</text:p>
      <text:h text:style-name="Heading_20_4" text:outline-level="4"><text:bookmark-start text:name="__RefHeading___Toc3433_2752593886"/>Color<text:bookmark-end text:name="__RefHeading___Toc3433_2752593886"/></text:h>
      <text:p text:style-name="P28">The text color.</text:p>
      <text:h text:style-name="Heading_20_4" text:outline-level="4"><text:bookmark-start text:name="__RefHeading___Toc3435_2752593886"/>Shadow<text:bookmark-end text:name="__RefHeading___Toc3435_2752593886"/></text:h>
      <text:p text:style-name="P28">Creates a shadow of the specified color under the text.</text:p>
      <text:h text:style-name="Heading_20_5" text:outline-level="5"><text:bookmark-start text:name="__RefHeading___Toc3437_2752593886"/><text:soft-page-break/>Shadow color<text:span text:style-name="T33"> </text:span><text:bookmark-end text:name="__RefHeading___Toc3437_2752593886"/></text:h>
      <text:p text:style-name="P36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51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51">The color of the box<text:span text:style-name="T42">.</text:span></text:p>
      <text:h text:style-name="Heading_20_5" text:outline-level="5"><text:bookmark-start text:name="__RefHeading___Toc2438_1509538973"/>Box Margin<text:bookmark-end text:name="__RefHeading___Toc2438_1509538973"/></text:h>
      <text:p text:style-name="P51">The margin of the box. Based at the image width.</text:p>
      <text:p text:style-name="Horizontal_20_Line"/>
      <text:h text:style-name="P106" text:outline-level="3"><draw:frame draw:style-name="fr1" draw:name="Bild14" text:anchor-type="paragraph" svg:y="0.1972in" svg:width="1.6811in" svg:height="0.8272in" draw:z-index="13"><draw:image xlink:href="Pictures/10000001000000FC0000007CB75818FF6E0A7C99.png" xlink:type="simple" xlink:show="embed" xlink:actuate="onLoad" draw:mime-type="image/png"/></draw:frame><text:bookmark-start text:name="__RefHeading___Toc324_3681663873"/><text:span text:style-name="T18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8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28"><draw:frame draw:style-name="fr3" draw:name="Bild15" text:anchor-type="paragraph" svg:x="6.5043in" svg:y="0.139in" svg:width="0.8583in" svg:height="0.6811in" draw:z-index="14"><draw:image xlink:href="Pictures/100000010000008100000066C4B9E99E7EB0E0AC.png" xlink:type="simple" xlink:show="embed" xlink:actuate="onLoad" draw:mime-type="image/png"/></draw:frame><draw:frame draw:style-name="fr3" draw:name="Bild16" text:anchor-type="paragraph" svg:x="5.4673in" svg:y="0.1661in" svg:width="0.8583in" svg:height="0.6811in" draw:z-index="15"><draw:image xlink:href="Pictures/10000001000000810000006624FEACD63B0EB951.png" xlink:type="simple" xlink:show="embed" xlink:actuate="onLoad" draw:mime-type="image/png"/></draw:frame>Horizontal (X) or vertical (Y) anchor point of the text relative to the location.</text:p>
      <text:p text:style-name="P28"/>
      <text:p text:style-name="P28"/>
      <text:h text:style-name="P96" text:outline-level="2"><draw:frame draw:style-name="fr1" draw:name="Bild20" text:anchor-type="paragraph" svg:y="0.1972in" svg:width="1.661in" svg:height="0.9217in" draw:z-index="19"><draw:image xlink:href="Pictures/10000001000000F90000008A1BA0A5932BB942D3.png" xlink:type="simple" xlink:show="embed" xlink:actuate="onLoad" draw:mime-type="image/png"/></draw:frame><text:bookmark-start text:name="__RefHeading___Toc3443_2752593886"/><text:span text:style-name="T30">Effect strip type </text:span><text:span text:style-name="T22">G</text:span><text:span text:style-name="T23">aussian Blur</text:span><text:bookmark-end text:name="__RefHeading___Toc3443_2752593886"/></text:h>
      <text:h text:style-name="P107" text:outline-level="3"><text:bookmark-start text:name="__RefHeading___Toc306_36816638731"/>Input 1<text:bookmark-end text:name="__RefHeading___Toc306_36816638731"/></text:h>
      <text:p text:style-name="P30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9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9">The size of the blur along Y axis.</text:p>
      <text:h text:style-name="P96" text:outline-level="2"><draw:frame draw:style-name="fr1" draw:name="Bild21" text:anchor-type="paragraph" svg:y="0.1972in" svg:width="2.3583in" svg:height="0.7126in" draw:z-index="20"><draw:image xlink:href="Pictures/10000001000001620000006BC4DC8B136B07191D.png" xlink:type="simple" xlink:show="embed" xlink:actuate="onLoad" draw:mime-type="image/png"/></draw:frame><text:bookmark-start text:name="__RefHeading___Toc3449_2752593886"/><text:span text:style-name="T30">Effect strip type </text:span><text:span text:style-name="T22">M</text:span><text:span text:style-name="T23">ulticam</text:span><text:bookmark-end text:name="__RefHeading___Toc3449_2752593886"/></text:h>
      <text:h text:style-name="P107" text:outline-level="3"><text:bookmark-start text:name="__RefHeading___Toc3451_2752593886"/>Source Channel<text:bookmark-end text:name="__RefHeading___Toc3451_2752593886"/></text:h>
      <text:p text:style-name="P38">The channel which the Multicam Selector gets its input from.</text:p>
      <text:h text:style-name="Heading_20_3" text:outline-level="3"><text:bookmark-start text:name="__RefHeading___Toc3453_2752593886"/><text:soft-page-break/>Cut <text:span text:style-name="T34">t</text:span>o<text:bookmark-end text:name="__RefHeading___Toc3453_2752593886"/></text:h>
      <text:p text:style-name="P38">Cuts the Multicam strip at the current frame and changes the Source Channel automatically to the selected channels.</text:p>
      <text:h text:style-name="P96" text:outline-level="2"><draw:frame draw:style-name="fr1" draw:name="Bild22" text:anchor-type="paragraph" svg:y="-0.0453in" svg:width="1.6811in" svg:height="0.7874in" draw:z-index="54"><draw:image xlink:href="Pictures/10000001000000FC0000007657F56B0EACF747C1.png" xlink:type="simple" xlink:show="embed" xlink:actuate="onLoad" draw:mime-type="image/png"/></draw:frame><text:bookmark-start text:name="__RefHeading___Toc3455_2752593886"/><text:span text:style-name="T30">Effect strip type </text:span><text:span text:style-name="T22">S</text:span><text:span text:style-name="T23">peed</text:span><text:span text:style-name="T28"> Control</text:span><text:bookmark-end text:name="__RefHeading___Toc3455_2752593886"/></text:h>
      <text:h text:style-name="P62" text:outline-level="4"><text:bookmark-start text:name="__RefHeading___Toc1031_1284564410"/>Input<text:bookmark-end text:name="__RefHeading___Toc1031_1284564410"/></text:h>
      <text:p text:style-name="P60">The video where the speed control is applied to. This is read only.</text:p>
      <text:h text:style-name="P62" text:outline-level="4"><draw:frame draw:style-name="fr1" draw:name="Bild46" text:anchor-type="paragraph" svg:y="-0.0453in" svg:width="0.8937in" svg:height="0.839in" draw:z-index="51"><draw:image xlink:href="Pictures/10000001000000860000007E1748332C726DD10D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61"/>
      <text:h text:style-name="P113" text:outline-level="5"><text:bookmark-start text:name="__RefHeading___Toc1035_1284564410"/>Stretch<text:bookmark-end text:name="__RefHeading___Toc1035_1284564410"/></text:h>
      <text:p text:style-name="P59">Adjust input playback so that the input duration fits the strip length</text:p>
      <text:h text:style-name="P113" text:outline-level="5"><draw:frame draw:style-name="fr1" draw:name="Bild47" text:anchor-type="paragraph" svg:y="0.1201in" svg:width="1.6535in" svg:height="0.3272in" draw:z-index="52"><draw:image xlink:href="Pictures/10000001000000F800000031703B2EC2DD361E3B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59">Multiply with the speed factor.</text:p>
      <text:h text:style-name="P114" text:outline-level="6"><text:bookmark-start text:name="__RefHeading___Toc1039_1284564410"/>Multiply factor<text:bookmark-end text:name="__RefHeading___Toc1039_1284564410"/></text:h>
      <text:p text:style-name="P59">The speed factor.</text:p>
      <text:h text:style-name="P113" text:outline-level="5"><draw:frame draw:style-name="fr1" draw:name="Bild48" text:anchor-type="paragraph" svg:y="0.1201in" svg:width="1.661in" svg:height="0.3189in" draw:z-index="53"><draw:image xlink:href="Pictures/10000001000000F900000030DD11646F9BF37002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59">Frame Number of the Input strip.</text:p>
      <text:h text:style-name="P114" text:outline-level="6"><text:bookmark-start text:name="__RefHeading___Toc1043_1284564410"/>Frame number<text:bookmark-end text:name="__RefHeading___Toc1043_1284564410"/></text:h>
      <text:p text:style-name="P59">The frame number.</text:p>
      <text:h text:style-name="P113" text:outline-level="5"><text:bookmark-start text:name="__RefHeading___Toc1045_1284564410"/>Length<text:bookmark-end text:name="__RefHeading___Toc1045_1284564410"/></text:h>
      <text:h text:style-name="P62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3" draw:name="Bild7" text:anchor-type="paragraph" svg:x="5.6311in" svg:y="0.1972in" svg:width="1.6728in" svg:height="1.1339in" draw:z-index="7"><draw:image xlink:href="Pictures/10000001000000FB000000AADC9180FA22EB7683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40">Adjust the color of the color strip.</text:p>
      <text:p text:style-name="P40"/>
      <text:h text:style-name="P97" text:outline-level="2"><draw:frame draw:style-name="fr1" draw:name="Bild23" text:anchor-type="paragraph" svg:y="0.2953in" svg:width="1.6728in" svg:height="1.661in" draw:z-index="21"><draw:image xlink:href="Pictures/10000001000000FB000000F98418307A822428B1.png" xlink:type="simple" xlink:show="embed" xlink:actuate="onLoad" draw:mime-type="image/png"/></draw:frame><text:bookmark-start text:name="__RefHeading___Toc840_1227291120"/>Effect strip type <text:span text:style-name="T24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33">The strip to transform. This strip cannot be changed. You need to apply the effect with the correct strip selected.</text:p>
      <text:p text:style-name="P41"/>
      <text:p text:style-name="P41"><text:soft-page-break/></text:p>
      <text:h text:style-name="Heading_20_3" text:outline-level="3"><draw:frame draw:style-name="fr1" draw:name="Bild24" text:anchor-type="paragraph" svg:y="0.0827in" svg:width="0.9366in" svg:height="0.6811in" draw:z-index="22"><draw:image xlink:href="Pictures/100000010000008D00000066C9A2CBFF2B453D3E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40">The interpolation type for the transform.</text:p>
      <text:h text:style-name="Heading_20_3" text:outline-level="3"><draw:frame draw:style-name="fr1" draw:name="Bild25" text:anchor-type="paragraph" svg:y="0.2319in" svg:width="0.9453in" svg:height="0.5398in" draw:z-index="23"><draw:image xlink:href="Pictures/100000010000008E00000051BA01B443AF009E57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40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40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40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40">Scale uniformly, preserve the aspect ratio.</text:p>
      <text:h text:style-name="P108" text:outline-level="3"><text:bookmark-start text:name="__RefHeading___Toc856_1227291120"/><text:span text:style-name="T19">Scale</text:span> X<text:bookmark-end text:name="__RefHeading___Toc856_1227291120"/></text:h>
      <text:p text:style-name="P40">Amount to scale the input in the X axis.</text:p>
      <text:h text:style-name="P108" text:outline-level="3"><text:bookmark-start text:name="__RefHeading___Toc858_1227291120"/>Y<text:bookmark-end text:name="__RefHeading___Toc858_1227291120"/></text:h>
      <text:p text:style-name="P40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40">Degrees to rotate the input.</text:p>
      <text:h text:style-name="P98" text:outline-level="2"><draw:frame draw:style-name="fr1" draw:name="Bild26" text:anchor-type="paragraph" svg:y="0.2953in" svg:width="1.6811in" svg:height="1.3661in" draw:z-index="24"><draw:image xlink:href="Pictures/10000001000000FC000000CD74A5A65DB05A27AD.png" xlink:type="simple" xlink:show="embed" xlink:actuate="onLoad" draw:mime-type="image/png"/></draw:frame><text:bookmark-start text:name="__RefHeading___Toc922_1227291120"/>Effect strip type <text:span text:style-name="T24">G</text:span><text:span text:style-name="T25">low</text:span><text:bookmark-end text:name="__RefHeading___Toc922_1227291120"/></text:h>
      <text:h text:style-name="P109" text:outline-level="3"><text:bookmark-start text:name="__RefHeading___Toc844_12272911201"/>Input 1<text:bookmark-end text:name="__RefHeading___Toc844_12272911201"/></text:h>
      <text:p text:style-name="P31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42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42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42">Brightness multiplier.</text:p>
      <text:h text:style-name="Heading_20_3" text:outline-level="3"><text:bookmark-start text:name="__RefHeading___Toc930_1227291120"/><text:soft-page-break/>Blur Distance<text:bookmark-end text:name="__RefHeading___Toc930_1227291120"/></text:h>
      <text:p text:style-name="P42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42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42">Show the glow buffer only.</text:p>
      <text:h text:style-name="P98" text:outline-level="2"><draw:frame draw:style-name="fr1" draw:name="Bild27" text:anchor-type="paragraph" svg:y="0.1972in" svg:width="1.6654in" svg:height="1.3346in" draw:z-index="25"><draw:image xlink:href="Pictures/10000001000000FA000000C839753695CE98D4B3.png" xlink:type="simple" xlink:show="embed" xlink:actuate="onLoad" draw:mime-type="image/png"/></draw:frame><text:bookmark-start text:name="__RefHeading___Toc936_1227291120"/><text:span text:style-name="T30">Effect strip type </text:span><text:span text:style-name="T22">W</text:span><text:span text:style-name="T25">ipe</text:span><text:bookmark-end text:name="__RefHeading___Toc936_1227291120"/></text:h>
      <text:h text:style-name="P109" text:outline-level="3"><text:bookmark-start text:name="__RefHeading___Toc306_36816638732"/>Input 1<text:bookmark-end text:name="__RefHeading___Toc306_36816638732"/></text:h>
      <text:p text:style-name="P31">The first strip.</text:p>
      <text:h text:style-name="P109" text:outline-level="3"><text:bookmark-start text:name="__RefHeading___Toc308_36816638731"/>Input 2<text:bookmark-end text:name="__RefHeading___Toc308_36816638731"/></text:h>
      <text:p text:style-name="P31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42">Swap the two strips.</text:p>
      <text:h text:style-name="Heading_20_3" text:outline-level="3"><text:bookmark-start text:name="__RefHeading___Toc940_1227291120"/>Transition type<text:bookmark-end text:name="__RefHeading___Toc940_1227291120"/></text:h>
      <text:p text:style-name="P44"><draw:frame draw:style-name="fr1" draw:name="Bild28" text:anchor-type="paragraph" svg:y="-0.0437in" svg:width="0.9366in" svg:height="0.8465in" draw:z-index="26"><draw:image xlink:href="Pictures/100000010000008D0000007F8CDC6F389E9C2C34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44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44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44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44"><draw:frame draw:style-name="fr1" draw:name="Bild29" text:anchor-type="paragraph" svg:y="-0.0437in" svg:width="1.6654in" svg:height="0.3465in" draw:z-index="27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9" text:outline-level="2"><draw:frame draw:style-name="fr1" draw:name="Bild30" text:anchor-type="paragraph" svg:y="0.1972in" svg:width="1.6728in" svg:height="0.7201in" draw:z-index="28"><draw:image xlink:href="Pictures/10000001000000FB0000006CE5D421054953C7D9.png" xlink:type="simple" xlink:show="embed" xlink:actuate="onLoad" draw:mime-type="image/png"/></draw:frame><text:bookmark-start text:name="__RefHeading___Toc950_1227291120"/><text:span text:style-name="T30">Effect strip type </text:span><text:span text:style-name="T22">A</text:span><text:span text:style-name="T26">lpha over Drop</text:span><text:bookmark-end text:name="__RefHeading___Toc950_1227291120"/></text:h>
      <text:h text:style-name="P110" text:outline-level="3"><text:bookmark-start text:name="__RefHeading___Toc306_368166387321"/>Input 1<text:bookmark-end text:name="__RefHeading___Toc306_368166387321"/></text:h>
      <text:p text:style-name="P32">The first strip.</text:p>
      <text:h text:style-name="P110" text:outline-level="3"><text:bookmark-start text:name="__RefHeading___Toc308_368166387311"/><text:soft-page-break/>Input 2<text:bookmark-end text:name="__RefHeading___Toc308_368166387311"/></text:h>
      <text:p text:style-name="P32">The second strip.</text:p>
      <text:h text:style-name="P110" text:outline-level="3"><text:bookmark-start text:name="__RefHeading___Toc952_1227291120"/>Swap Inputs<text:bookmark-end text:name="__RefHeading___Toc952_1227291120"/></text:h>
      <text:p text:style-name="P43">Swap the two strips.</text:p>
      <text:h text:style-name="P110" text:outline-level="3"><text:bookmark-start text:name="__RefHeading___Toc954_1227291120"/>Default Fade<text:bookmark-end text:name="__RefHeading___Toc954_1227291120"/></text:h>
      <text:p text:style-name="P44"><draw:frame draw:style-name="fr1" draw:name="Bild31" text:anchor-type="paragraph" svg:y="-0.0437in" svg:width="1.6654in" svg:height="0.3465in" draw:z-index="29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9" text:outline-level="2"><draw:frame draw:style-name="fr1" draw:name="Bild32" text:anchor-type="paragraph" svg:y="0.1972in" svg:width="1.6728in" svg:height="0.5783in" draw:z-index="30"><draw:image xlink:href="Pictures/10000001000000FB000000579128D88F22B98C04.png" xlink:type="simple" xlink:show="embed" xlink:actuate="onLoad" draw:mime-type="image/png"/></draw:frame><text:bookmark-start text:name="__RefHeading___Toc956_1227291120"/><text:span text:style-name="T30">Effect strip type </text:span><text:span text:style-name="T22">M</text:span><text:span text:style-name="T26">ultiply</text:span><text:bookmark-end text:name="__RefHeading___Toc956_1227291120"/></text:h>
      <text:h text:style-name="P110" text:outline-level="3"><text:bookmark-start text:name="__RefHeading___Toc306_3681663873211"/>Input 1<text:bookmark-end text:name="__RefHeading___Toc306_3681663873211"/></text:h>
      <text:p text:style-name="P32">The first strip.</text:p>
      <text:h text:style-name="P110" text:outline-level="3"><text:bookmark-start text:name="__RefHeading___Toc308_3681663873111"/>Input 2<text:bookmark-end text:name="__RefHeading___Toc308_3681663873111"/></text:h>
      <text:p text:style-name="P32">The second strip.</text:p>
      <text:h text:style-name="P110" text:outline-level="3"><text:bookmark-start text:name="__RefHeading___Toc958_1227291120"/>Swap Inputs<text:bookmark-end text:name="__RefHeading___Toc958_1227291120"/></text:h>
      <text:p text:style-name="P43">Swap the two strips.</text:p>
      <text:h text:style-name="P99" text:outline-level="2"><draw:frame draw:style-name="fr1" draw:name="Bild33" text:anchor-type="paragraph" svg:y="0.1972in" svg:width="1.6728in" svg:height="0.7201in" draw:z-index="31"><draw:image xlink:href="Pictures/10000001000000FB0000006CE5D421054953C7D9.png" xlink:type="simple" xlink:show="embed" xlink:actuate="onLoad" draw:mime-type="image/png"/></draw:frame><text:bookmark-start text:name="__RefHeading___Toc960_1227291120"/><text:span text:style-name="T30">Effect strip type </text:span><text:span text:style-name="T22">G</text:span><text:span text:style-name="T26">amma Cross</text:span><text:bookmark-end text:name="__RefHeading___Toc960_1227291120"/></text:h>
      <text:h text:style-name="P110" text:outline-level="3"><text:bookmark-start text:name="__RefHeading___Toc306_3681663873212"/>Input 1<text:bookmark-end text:name="__RefHeading___Toc306_3681663873212"/></text:h>
      <text:p text:style-name="P32">The first strip.</text:p>
      <text:h text:style-name="P110" text:outline-level="3"><text:bookmark-start text:name="__RefHeading___Toc308_3681663873112"/>Input 2<text:bookmark-end text:name="__RefHeading___Toc308_3681663873112"/></text:h>
      <text:p text:style-name="P32">The second strip.</text:p>
      <text:h text:style-name="P110" text:outline-level="3"><text:bookmark-start text:name="__RefHeading___Toc962_1227291120"/>Swap Inputs<text:bookmark-end text:name="__RefHeading___Toc962_1227291120"/></text:h>
      <text:p text:style-name="P43">Swap the two strips.</text:p>
      <text:h text:style-name="P110" text:outline-level="3"><text:bookmark-start text:name="__RefHeading___Toc964_1227291120"/>Default Fade<text:bookmark-end text:name="__RefHeading___Toc964_1227291120"/></text:h>
      <text:p text:style-name="P44"><draw:frame draw:style-name="fr1" draw:name="Bild34" text:anchor-type="paragraph" svg:y="-0.0437in" svg:width="1.6654in" svg:height="0.3465in" draw:z-index="32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9" text:outline-level="2"><draw:frame draw:style-name="fr1" draw:name="Bild35" text:anchor-type="paragraph" svg:y="0.1972in" svg:width="1.6728in" svg:height="0.7201in" draw:z-index="33"><draw:image xlink:href="Pictures/10000001000000FB0000006CE5D421054953C7D9.png" xlink:type="simple" xlink:show="embed" xlink:actuate="onLoad" draw:mime-type="image/png"/></draw:frame><text:bookmark-start text:name="__RefHeading___Toc966_1227291120"/><text:span text:style-name="T30">Effect strip type </text:span><text:span text:style-name="T22">A</text:span><text:span text:style-name="T26">lpha Under</text:span><text:bookmark-end text:name="__RefHeading___Toc966_1227291120"/></text:h>
      <text:h text:style-name="P110" text:outline-level="3"><text:bookmark-start text:name="__RefHeading___Toc306_36816638732121"/>Input 1<text:bookmark-end text:name="__RefHeading___Toc306_36816638732121"/></text:h>
      <text:p text:style-name="P32">The first strip.</text:p>
      <text:h text:style-name="P110" text:outline-level="3"><text:bookmark-start text:name="__RefHeading___Toc308_36816638731121"/><text:soft-page-break/>Input 2<text:bookmark-end text:name="__RefHeading___Toc308_36816638731121"/></text:h>
      <text:p text:style-name="P32">The second strip.</text:p>
      <text:h text:style-name="P110" text:outline-level="3"><text:bookmark-start text:name="__RefHeading___Toc968_1227291120"/>Swap Inputs<text:bookmark-end text:name="__RefHeading___Toc968_1227291120"/></text:h>
      <text:p text:style-name="P43">Swap the two strips.</text:p>
      <text:h text:style-name="P110" text:outline-level="3"><text:bookmark-start text:name="__RefHeading___Toc970_1227291120"/>Default Fade<text:bookmark-end text:name="__RefHeading___Toc970_1227291120"/></text:h>
      <text:p text:style-name="P44"><draw:frame draw:style-name="fr1" draw:name="Bild36" text:anchor-type="paragraph" svg:y="-0.0437in" svg:width="1.6654in" svg:height="0.3465in" draw:z-index="34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9" text:outline-level="2"><draw:frame draw:style-name="fr1" draw:name="Bild37" text:anchor-type="paragraph" svg:y="0.1972in" svg:width="1.6728in" svg:height="0.7201in" draw:z-index="35"><draw:image xlink:href="Pictures/10000001000000FB0000006CE5D421054953C7D9.png" xlink:type="simple" xlink:show="embed" xlink:actuate="onLoad" draw:mime-type="image/png"/></draw:frame><text:bookmark-start text:name="__RefHeading___Toc972_1227291120"/><text:span text:style-name="T30">Effect strip type </text:span><text:span text:style-name="T22">A</text:span><text:span text:style-name="T26">lpha Over</text:span><text:bookmark-end text:name="__RefHeading___Toc972_1227291120"/></text:h>
      <text:h text:style-name="P110" text:outline-level="3"><text:bookmark-start text:name="__RefHeading___Toc306_368166387321211"/>Input 1<text:bookmark-end text:name="__RefHeading___Toc306_368166387321211"/></text:h>
      <text:p text:style-name="P32">The first strip.</text:p>
      <text:h text:style-name="P110" text:outline-level="3"><text:bookmark-start text:name="__RefHeading___Toc308_368166387311211"/>Input 2<text:bookmark-end text:name="__RefHeading___Toc308_368166387311211"/></text:h>
      <text:p text:style-name="P32">The second strip.</text:p>
      <text:h text:style-name="P110" text:outline-level="3"><text:bookmark-start text:name="__RefHeading___Toc974_1227291120"/>Swap Inputs<text:bookmark-end text:name="__RefHeading___Toc974_1227291120"/></text:h>
      <text:p text:style-name="P43">Swap the two strips.</text:p>
      <text:h text:style-name="P110" text:outline-level="3"><text:bookmark-start text:name="__RefHeading___Toc976_1227291120"/>Default Fade<text:bookmark-end text:name="__RefHeading___Toc976_1227291120"/></text:h>
      <text:p text:style-name="P44"><draw:frame draw:style-name="fr1" draw:name="Bild38" text:anchor-type="paragraph" svg:y="-0.0437in" svg:width="1.6654in" svg:height="0.3465in" draw:z-index="36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9" text:outline-level="2"><draw:frame draw:style-name="fr1" draw:name="Bild39" text:anchor-type="paragraph" svg:y="0.1972in" svg:width="1.6728in" svg:height="0.5783in" draw:z-index="37"><draw:image xlink:href="Pictures/10000001000000FB000000579128D88F22B98C04.png" xlink:type="simple" xlink:show="embed" xlink:actuate="onLoad" draw:mime-type="image/png"/></draw:frame><text:bookmark-start text:name="__RefHeading___Toc978_1227291120"/><text:span text:style-name="T30">Effect strip type </text:span><text:span text:style-name="T22">S</text:span><text:span text:style-name="T26">ubtract</text:span><text:bookmark-end text:name="__RefHeading___Toc978_1227291120"/></text:h>
      <text:h text:style-name="P110" text:outline-level="3"><text:bookmark-start text:name="__RefHeading___Toc306_36816638732111"/>Input 1<text:bookmark-end text:name="__RefHeading___Toc306_36816638732111"/></text:h>
      <text:p text:style-name="P32">The first strip.</text:p>
      <text:h text:style-name="P110" text:outline-level="3"><text:bookmark-start text:name="__RefHeading___Toc308_36816638731111"/>Input 2<text:bookmark-end text:name="__RefHeading___Toc308_36816638731111"/></text:h>
      <text:p text:style-name="P32">The second strip.</text:p>
      <text:h text:style-name="P110" text:outline-level="3"><text:bookmark-start text:name="__RefHeading___Toc980_1227291120"/>Swap Inputs<text:bookmark-end text:name="__RefHeading___Toc980_1227291120"/></text:h>
      <text:p text:style-name="P43">Swap the two strips.</text:p>
      <text:h text:style-name="P99" text:outline-level="2"><draw:frame draw:style-name="fr1" draw:name="Bild40" text:anchor-type="paragraph" svg:y="0.1972in" svg:width="1.6728in" svg:height="0.5783in" draw:z-index="38"><draw:image xlink:href="Pictures/10000001000000FB000000579128D88F22B98C04.png" xlink:type="simple" xlink:show="embed" xlink:actuate="onLoad" draw:mime-type="image/png"/></draw:frame><text:bookmark-start text:name="__RefHeading___Toc982_1227291120"/><text:span text:style-name="T30">Effect strip type </text:span><text:span text:style-name="T22">A</text:span><text:span text:style-name="T26">dd</text:span><text:bookmark-end text:name="__RefHeading___Toc982_1227291120"/></text:h>
      <text:h text:style-name="P110" text:outline-level="3"><text:bookmark-start text:name="__RefHeading___Toc306_368166387321111"/>Input 1<text:bookmark-end text:name="__RefHeading___Toc306_368166387321111"/></text:h>
      <text:p text:style-name="P32">The first strip.</text:p>
      <text:h text:style-name="P110" text:outline-level="3"><text:bookmark-start text:name="__RefHeading___Toc308_368166387311111"/><text:soft-page-break/>Input 2<text:bookmark-end text:name="__RefHeading___Toc308_368166387311111"/></text:h>
      <text:p text:style-name="P32">The second strip.</text:p>
      <text:h text:style-name="P110" text:outline-level="3"><text:bookmark-start text:name="__RefHeading___Toc984_1227291120"/>Swap Inputs<text:bookmark-end text:name="__RefHeading___Toc984_1227291120"/></text:h>
      <text:p text:style-name="P43">Swap the two strips.</text:p>
      <text:h text:style-name="P99" text:outline-level="2"><draw:frame draw:style-name="fr1" draw:name="Bild41" text:anchor-type="paragraph" svg:y="0.1972in" svg:width="1.6728in" svg:height="0.7201in" draw:z-index="39"><draw:image xlink:href="Pictures/10000001000000FB0000006CE5D421054953C7D9.png" xlink:type="simple" xlink:show="embed" xlink:actuate="onLoad" draw:mime-type="image/png"/></draw:frame><text:bookmark-start text:name="__RefHeading___Toc986_1227291120"/><text:span text:style-name="T30">Effect strip type </text:span><text:span text:style-name="T26">Crossfade</text:span><text:bookmark-end text:name="__RefHeading___Toc986_1227291120"/></text:h>
      <text:h text:style-name="P110" text:outline-level="3"><text:bookmark-start text:name="__RefHeading___Toc306_3681663873212111"/>Input 1<text:bookmark-end text:name="__RefHeading___Toc306_3681663873212111"/></text:h>
      <text:p text:style-name="P32">The first strip.</text:p>
      <text:h text:style-name="P110" text:outline-level="3"><text:bookmark-start text:name="__RefHeading___Toc308_3681663873112111"/>Input 2<text:bookmark-end text:name="__RefHeading___Toc308_3681663873112111"/></text:h>
      <text:p text:style-name="P32">The second strip.</text:p>
      <text:h text:style-name="P110" text:outline-level="3"><text:bookmark-start text:name="__RefHeading___Toc988_1227291120"/>Swap Inputs<text:bookmark-end text:name="__RefHeading___Toc988_1227291120"/></text:h>
      <text:p text:style-name="P43">Swap the two strips.</text:p>
      <text:h text:style-name="P110" text:outline-level="3"><text:bookmark-start text:name="__RefHeading___Toc990_1227291120"/>Default Fade<text:bookmark-end text:name="__RefHeading___Toc990_1227291120"/></text:h>
      <text:p text:style-name="P44"><draw:frame draw:style-name="fr1" draw:name="Bild42" text:anchor-type="paragraph" svg:y="-0.0437in" svg:width="1.6654in" svg:height="0.3465in" draw:z-index="40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p text:style-name="P48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86" text:outline-level="1"><text:bookmark-start text:name="__RefHeading___Toc4992_1210455647"/><text:span text:style-name="T37">Custom Properties</text:span> <text:span text:style-name="T38">Panel</text:span><text:bookmark-end text:name="__RefHeading___Toc4992_1210455647"/></text:h>
          </table:table-cell>
        </table:table-row>
      </table:table>
      <text:p text:style-name="P14"/>
      <text:p text:style-name="P14"><draw:frame draw:style-name="fr2" draw:name="Bild51" text:anchor-type="paragraph" svg:width="1.8937in" svg:height="1.0866in" draw:z-index="41"><draw:image xlink:href="Pictures/100000010000011C000000A3EE5F7A0933B8D2DE.png" xlink:type="simple" xlink:show="embed" xlink:actuate="onLoad" draw:mime-type="image/png"/></draw:frame><text:span text:style-name="T40">Here you can define c</text:span><text:span text:style-name="T39">ustom properties</text:span><text:span text:style-name="T40"> that can be</text:span><text:span text:style-name="T39"> used </text:span><text:span text:style-name="T40">for</text:span><text:span text:style-name="T39"> scripting.</text:span></text:p>
      <text:p text:style-name="P13"/>
      <text:p text:style-name="P12">Here you might also find custom properties from addons or scripts.</text:p>
      <text:p text:style-name="P12"/>
      <text:p text:style-name="P13"/>
      <text:h text:style-name="P100" text:outline-level="2"><text:bookmark-start text:name="__RefHeading___Toc4994_1210455647"/>Add<text:bookmark-end text:name="__RefHeading___Toc4994_1210455647"/></text:h>
      <text:p text:style-name="P49">Adds a new property.</text:p>
      <text:h text:style-name="P100" text:outline-level="2"><draw:frame draw:style-name="fr1" draw:name="Bild52" text:anchor-type="paragraph" svg:y="0.3189in" svg:width="2.0591in" svg:height="1.3661in" draw:z-index="42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49">Opens a panel where you can adjust the settings for the custom property.</text:p>
      <text:p text:style-name="P49"/>
      <text:h text:style-name="P100" text:outline-level="2"><text:bookmark-start text:name="__RefHeading___Toc4998_1210455647"/>Remove<text:bookmark-end text:name="__RefHeading___Toc4998_1210455647"/></text:h>
      <text:p text:style-name="P12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b2410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1d6ba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3</text:span><text:span text:style-name="MT3"> Editors - Video Sequence Editor - </text:span><text:span text:style-name="MT8">Sidebar</text:span><text:span text:style-name="MT6"> - S</text:span><text:span text:style-name="MT7">equencer</text:span><text:span text:style-name="MT6"> - S</text:span><text:span text:style-name="MT7">trip</text:span><text:span text:style-name="MT6"> tab</text:span></text:p>
      </style:header>
      <style:footer>
        <text:p text:style-name="MP2"><text:s/><text:page-number text:select-page="current">1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57M34S</meta:editing-duration>
    <meta:editing-cycles>851</meta:editing-cycles>
    <meta:generator>LibreOffice/7.4.6.2$Windows_X86_64 LibreOffice_project/5b1f5509c2decdade7fda905e3e1429a67acd63d</meta:generator>
    <dc:date>2023-11-06T11:33:19.504000000</dc:date>
    <meta:document-statistic meta:table-count="13" meta:image-count="60" meta:object-count="0" meta:page-count="19" meta:paragraph-count="566" meta:word-count="2452" meta:character-count="12653" meta:non-whitespace-character-count="10758"/>
    <meta:template xlink:type="simple" xlink:actuate="onRequest" xlink:title="standard1cm" xlink:href="../../../AppData/Roaming/LibreOffice/4/user/template/standard1cm.ott" meta:date="2016-03-29T10:15:31.334000000"/>
  </office:meta>
</office:document-meta>
</file>